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officeooo:paragraph-rsid="0033a2e1"/>
    </style:style>
    <style:style style:name="P2" style:family="paragraph" style:parent-style-name="_3c_castItem_3e_">
      <style:text-properties fo:font-variant="normal" fo:text-transform="none" officeooo:rsid="003b7953" officeooo:paragraph-rsid="003b7953"/>
    </style:style>
    <style:style style:name="P3" style:family="paragraph" style:parent-style-name="_3c_castItem_3e_">
      <style:text-properties fo:font-variant="normal" fo:text-transform="none" officeooo:rsid="0033a2e1" officeooo:paragraph-rsid="003b7953"/>
    </style:style>
    <style:style style:name="P4" style:family="paragraph" style:parent-style-name="_3c_castItem_3e_">
      <style:text-properties fo:font-variant="normal" fo:text-transform="none" officeooo:rsid="003e6b72" officeooo:paragraph-rsid="003e6b72"/>
    </style:style>
    <style:style style:name="P5" style:family="paragraph" style:parent-style-name="_3c_l_3e_">
      <style:text-properties fo:font-variant="normal" fo:text-transform="none" officeooo:rsid="003b7953" officeooo:paragraph-rsid="003b7953"/>
    </style:style>
    <style:style style:name="P6" style:family="paragraph" style:parent-style-name="_3c_l_3e_">
      <style:text-properties officeooo:rsid="003b7953" officeooo:paragraph-rsid="003b7953"/>
    </style:style>
    <style:style style:name="P7" style:family="paragraph" style:parent-style-name="_3c_l_3e_">
      <style:text-properties officeooo:rsid="003c7798" officeooo:paragraph-rsid="003c7798"/>
    </style:style>
    <style:style style:name="P8" style:family="paragraph" style:parent-style-name="_3c_l_3e_">
      <style:text-properties officeooo:rsid="003f6577" officeooo:paragraph-rsid="003f6577"/>
    </style:style>
    <style:style style:name="P9" style:family="paragraph" style:parent-style-name="_3c_l_3e_">
      <style:text-properties officeooo:rsid="004113b8" officeooo:paragraph-rsid="004113b8"/>
    </style:style>
    <style:style style:name="P10" style:family="paragraph" style:parent-style-name="_3c_l_3e_">
      <style:text-properties officeooo:rsid="0042436f" officeooo:paragraph-rsid="0042436f"/>
    </style:style>
    <style:style style:name="P11" style:family="paragraph" style:parent-style-name="_3c_l_3e_">
      <style:text-properties officeooo:rsid="0043fb43" officeooo:paragraph-rsid="0043fb43"/>
    </style:style>
    <style:style style:name="P12" style:family="paragraph" style:parent-style-name="_3c_l_3e_">
      <style:paragraph-properties fo:margin-left="0cm" fo:margin-right="0cm" fo:text-indent="0cm" style:auto-text-indent="false"/>
      <style:text-properties officeooo:rsid="004113b8" officeooo:paragraph-rsid="004113b8"/>
    </style:style>
    <style:style style:name="P13" style:family="paragraph" style:parent-style-name="_3c_speaker_3e_">
      <style:paragraph-properties fo:margin-left="0cm" fo:margin-right="0cm" fo:text-indent="0cm" style:auto-text-indent="false"/>
      <style:text-properties officeooo:rsid="004113b8" officeooo:paragraph-rsid="004113b8"/>
    </style:style>
    <style:style style:name="P14" style:family="paragraph" style:parent-style-name="_3c_speaker_3e_">
      <style:text-properties fo:font-variant="small-caps" officeooo:rsid="0033a2e1" officeooo:paragraph-rsid="003b7953"/>
    </style:style>
    <style:style style:name="P15" style:family="paragraph" style:parent-style-name="_3c_speaker_3e_">
      <style:text-properties officeooo:rsid="004113b8" officeooo:paragraph-rsid="004113b8"/>
    </style:style>
    <style:style style:name="P16" style:family="paragraph" style:parent-style-name="_3c_speaker_3e_">
      <style:text-properties officeooo:rsid="0042436f" officeooo:paragraph-rsid="0042436f"/>
    </style:style>
    <style:style style:name="P17" style:family="paragraph" style:parent-style-name="_3c_stage_3e_">
      <style:text-properties officeooo:paragraph-rsid="003b7953"/>
    </style:style>
    <style:style style:name="P18" style:family="paragraph" style:parent-style-name="_3c_stage_3e_">
      <style:text-properties officeooo:rsid="003b7953" officeooo:paragraph-rsid="003b7953"/>
    </style:style>
    <style:style style:name="P19" style:family="paragraph" style:parent-style-name="_3c_stage_3e_">
      <style:text-properties officeooo:rsid="003f6577" officeooo:paragraph-rsid="003f6577"/>
    </style:style>
    <style:style style:name="P20" style:family="paragraph" style:parent-style-name="_3c_l_3e_">
      <style:text-properties officeooo:rsid="0043fb43" officeooo:paragraph-rsid="0043fb43"/>
    </style:style>
    <style:style style:name="P21" style:family="paragraph" style:parent-style-name="_3c_l_3e_">
      <style:text-properties officeooo:rsid="004528a8" officeooo:paragraph-rsid="004528a8"/>
    </style:style>
    <style:style style:name="P22" style:family="paragraph" style:parent-style-name="_3c_l_3e_">
      <style:text-properties officeooo:rsid="0045c57a" officeooo:paragraph-rsid="0045c57a"/>
    </style:style>
    <style:style style:name="P23" style:family="paragraph" style:parent-style-name="_3c_l_3e_">
      <style:text-properties officeooo:rsid="00469fbf" officeooo:paragraph-rsid="00469fbf"/>
    </style:style>
    <style:style style:name="P24" style:family="paragraph" style:parent-style-name="_3c_l_3e_">
      <style:text-properties officeooo:rsid="00480538" officeooo:paragraph-rsid="00480538"/>
    </style:style>
    <style:style style:name="P25" style:family="paragraph" style:parent-style-name="_3c_l_3e_">
      <style:text-properties officeooo:rsid="004852b6" officeooo:paragraph-rsid="004852b6"/>
    </style:style>
    <style:style style:name="P26" style:family="paragraph" style:parent-style-name="_3c_l_3e_">
      <style:text-properties officeooo:rsid="0048993c" officeooo:paragraph-rsid="0048993c"/>
    </style:style>
    <style:style style:name="P27" style:family="paragraph" style:parent-style-name="_3c_l_3e_">
      <style:text-properties officeooo:rsid="0048a15f" officeooo:paragraph-rsid="0048a15f"/>
    </style:style>
    <style:style style:name="P28" style:family="paragraph" style:parent-style-name="_3c_l_3e_">
      <style:text-properties officeooo:paragraph-rsid="0048a15f"/>
    </style:style>
    <style:style style:name="P29" style:family="paragraph" style:parent-style-name="_3c_l_3e_">
      <style:text-properties officeooo:rsid="004909e9" officeooo:paragraph-rsid="004909e9"/>
    </style:style>
    <style:style style:name="P30" style:family="paragraph" style:parent-style-name="_3c_l_3e_">
      <style:text-properties officeooo:rsid="004a7ba6" officeooo:paragraph-rsid="004a7ba6"/>
    </style:style>
    <style:style style:name="P31" style:family="paragraph" style:parent-style-name="_3c_l_3e_">
      <style:text-properties officeooo:rsid="004c1866" officeooo:paragraph-rsid="004c1866"/>
    </style:style>
    <style:style style:name="P32" style:family="paragraph" style:parent-style-name="_3c_l_3e_">
      <style:text-properties officeooo:rsid="004c1ca6" officeooo:paragraph-rsid="004c1ca6"/>
    </style:style>
    <style:style style:name="P33" style:family="paragraph" style:parent-style-name="_3c_l_3e_">
      <style:text-properties officeooo:rsid="004d0da3" officeooo:paragraph-rsid="004d0da3"/>
    </style:style>
    <style:style style:name="P34" style:family="paragraph" style:parent-style-name="_3c_l_3e_">
      <style:text-properties officeooo:paragraph-rsid="004d0da3"/>
    </style:style>
    <style:style style:name="P35" style:family="paragraph" style:parent-style-name="_3c_l_3e_">
      <style:paragraph-properties fo:margin-left="0cm" fo:margin-right="0cm" fo:text-indent="0cm" style:auto-text-indent="false"/>
      <style:text-properties officeooo:rsid="0045c57a" officeooo:paragraph-rsid="0045c57a"/>
    </style:style>
    <style:style style:name="P36" style:family="paragraph" style:parent-style-name="_3c_speaker_3e_">
      <style:text-properties officeooo:rsid="0042436f" officeooo:paragraph-rsid="004528a8"/>
    </style:style>
    <style:style style:name="P37" style:family="paragraph" style:parent-style-name="_3c_speaker_3e_">
      <style:text-properties officeooo:rsid="0043fb43" officeooo:paragraph-rsid="004528a8"/>
    </style:style>
    <style:style style:name="P38" style:family="paragraph" style:parent-style-name="_3c_speaker_3e_">
      <style:text-properties officeooo:rsid="004528a8" officeooo:paragraph-rsid="004528a8"/>
    </style:style>
    <style:style style:name="P39" style:family="paragraph" style:parent-style-name="_3c_speaker_3e_">
      <style:text-properties fo:font-variant="small-caps" officeooo:rsid="004528a8" officeooo:paragraph-rsid="004528a8"/>
    </style:style>
    <style:style style:name="P40" style:family="paragraph" style:parent-style-name="_3c_speaker_3e_">
      <style:text-properties officeooo:rsid="0045c57a" officeooo:paragraph-rsid="0045c57a"/>
    </style:style>
    <style:style style:name="P41" style:family="paragraph" style:parent-style-name="_3c_speaker_3e_">
      <style:text-properties officeooo:rsid="0045c57a" officeooo:paragraph-rsid="00469fbf"/>
    </style:style>
    <style:style style:name="P42" style:family="paragraph" style:parent-style-name="_3c_speaker_3e_">
      <style:text-properties officeooo:paragraph-rsid="0045c57a"/>
    </style:style>
    <style:style style:name="P43" style:family="paragraph" style:parent-style-name="_3c_speaker_3e_">
      <style:text-properties officeooo:rsid="00469fbf" officeooo:paragraph-rsid="00469fbf"/>
    </style:style>
    <style:style style:name="P44" style:family="paragraph" style:parent-style-name="_3c_speaker_3e_">
      <style:text-properties officeooo:rsid="00480538" officeooo:paragraph-rsid="00480538"/>
    </style:style>
    <style:style style:name="P45" style:family="paragraph" style:parent-style-name="_3c_speaker_3e_">
      <style:text-properties officeooo:rsid="00480538" officeooo:paragraph-rsid="004852b6"/>
    </style:style>
    <style:style style:name="P46" style:family="paragraph" style:parent-style-name="_3c_speaker_3e_">
      <style:text-properties officeooo:rsid="004852b6" officeooo:paragraph-rsid="004852b6"/>
    </style:style>
    <style:style style:name="P47" style:family="paragraph" style:parent-style-name="_3c_speaker_3e_">
      <style:text-properties officeooo:rsid="004909e9" officeooo:paragraph-rsid="004909e9"/>
    </style:style>
    <style:style style:name="P48" style:family="paragraph" style:parent-style-name="_3c_speaker_3e_">
      <style:text-properties officeooo:rsid="004d0da3" officeooo:paragraph-rsid="004d0da3"/>
    </style:style>
    <style:style style:name="P49" style:family="paragraph" style:parent-style-name="_3c_stage_3e_">
      <style:text-properties officeooo:rsid="0045c57a" officeooo:paragraph-rsid="0045c57a"/>
    </style:style>
    <style:style style:name="P50" style:family="paragraph" style:parent-style-name="_3c_stage_3e_">
      <style:text-properties officeooo:paragraph-rsid="0045c57a"/>
    </style:style>
    <style:style style:name="P51" style:family="paragraph" style:parent-style-name="_3c_stage_3e_">
      <style:text-properties officeooo:rsid="00480538" officeooo:paragraph-rsid="00480538"/>
    </style:style>
    <style:style style:name="P52" style:family="paragraph" style:parent-style-name="_3c_stage_3e_">
      <style:text-properties officeooo:rsid="0048993c" officeooo:paragraph-rsid="0048993c"/>
    </style:style>
    <style:style style:name="P53" style:family="paragraph" style:parent-style-name="_3c_stage_3e_">
      <style:text-properties officeooo:rsid="004909e9" officeooo:paragraph-rsid="004909e9"/>
    </style:style>
    <style:style style:name="P54" style:family="paragraph" style:parent-style-name="_3c_stage_3e_">
      <style:text-properties officeooo:rsid="004d0da3" officeooo:paragraph-rsid="004d0da3"/>
    </style:style>
    <style:style style:name="P55" style:family="paragraph" style:parent-style-name="Footnote">
      <style:text-properties officeooo:rsid="004852b6" officeooo:paragraph-rsid="004852b6"/>
    </style:style>
    <style:style style:name="P56" style:family="paragraph" style:parent-style-name="Footnote">
      <style:text-properties officeooo:rsid="0048993c" officeooo:paragraph-rsid="0048993c"/>
    </style:style>
    <style:style style:name="P57" style:family="paragraph" style:parent-style-name="Footnote">
      <style:text-properties officeooo:rsid="004c1ca6" officeooo:paragraph-rsid="004c1ca6"/>
    </style:style>
    <style:style style:name="P58" style:family="paragraph" style:parent-style-name="Heading_20_1">
      <style:text-properties fo:font-variant="normal" fo:text-transform="none" style:font-name="Arial" fo:font-size="16.1000003814697pt" fo:font-weight="bold" officeooo:rsid="003b7953" officeooo:paragraph-rsid="003b7953" style:font-name-asian="Microsoft YaHei" style:font-size-asian="16.1000003814697pt" style:font-weight-asian="bold" style:font-name-complex="Arial1" style:font-size-complex="16.1000003814697pt" style:font-weight-complex="bold"/>
    </style:style>
    <style:style style:name="P59" style:family="paragraph" style:parent-style-name="Heading_20_2">
      <style:text-properties officeooo:rsid="003f6577" officeooo:paragraph-rsid="003f6577"/>
    </style:style>
    <style:style style:name="P60" style:family="paragraph" style:parent-style-name="Heading_20_2">
      <style:text-properties officeooo:rsid="00480538" officeooo:paragraph-rsid="00480538"/>
    </style:style>
    <style:style style:name="P61" style:family="paragraph" style:parent-style-name="Heading_20_2">
      <style:text-properties officeooo:rsid="004909e9" officeooo:paragraph-rsid="004909e9"/>
    </style:style>
    <style:style style:name="P62" style:family="paragraph" style:parent-style-name="Heading_20_2">
      <style:text-properties officeooo:rsid="004d0da3" officeooo:paragraph-rsid="004d0da3"/>
    </style:style>
    <style:style style:name="T1" style:family="text">
      <style:text-properties fo:font-variant="normal" fo:text-transform="none"/>
    </style:style>
    <style:style style:name="T2" style:family="text">
      <style:text-properties fo:font-variant="normal" fo:text-transform="none" officeooo:rsid="0033a2e1"/>
    </style:style>
    <style:style style:name="T3" style:family="text">
      <style:text-properties fo:font-variant="normal" fo:text-transform="none" style:font-name="Arial" fo:font-size="14pt" officeooo:rsid="003b7953" style:font-name-asian="Microsoft YaHei" style:font-size-asian="14pt" style:font-name-complex="Arial1" style:font-size-complex="14pt"/>
    </style:style>
    <style:style style:name="T4" style:family="text">
      <style:text-properties fo:font-variant="normal" fo:text-transform="none" style:font-name="Arial" fo:font-size="14pt" officeooo:rsid="0033a2e1" style:font-name-asian="Microsoft YaHei" style:font-size-asian="14pt" style:font-name-complex="Arial1" style:font-size-complex="14pt"/>
    </style:style>
    <style:style style:name="T5" style:family="text">
      <style:text-properties fo:font-variant="normal" fo:text-transform="none" officeooo:rsid="003b7953"/>
    </style:style>
    <style:style style:name="T6" style:family="text">
      <style:text-properties fo:font-variant="normal" fo:text-transform="none" officeooo:rsid="003f6577"/>
    </style:style>
    <style:style style:name="T7" style:family="text">
      <style:text-properties officeooo:rsid="0033a2e1"/>
    </style:style>
    <style:style style:name="T8" style:family="text">
      <style:text-properties officeooo:rsid="003b7953"/>
    </style:style>
    <style:style style:name="T9" style:family="text">
      <style:text-properties officeooo:rsid="004113b8"/>
    </style:style>
    <style:style style:name="T10" style:family="text">
      <style:text-properties officeooo:rsid="004528a8"/>
    </style:style>
    <style:style style:name="T11" style:family="text">
      <style:text-properties officeooo:rsid="0045c57a"/>
    </style:style>
    <style:style style:name="T12" style:family="text">
      <style:text-properties officeooo:rsid="00469fbf"/>
    </style:style>
    <style:style style:name="T13" style:family="text">
      <style:text-properties officeooo:rsid="004852b6"/>
    </style:style>
    <style:style style:name="T14" style:family="text">
      <style:text-properties officeooo:rsid="0048a15f"/>
    </style:style>
    <style:style style:name="T15" style:family="text">
      <style:text-properties officeooo:rsid="004a7ba6"/>
    </style:style>
    <style:style style:name="T16" style:family="text">
      <style:text-properties officeooo:rsid="004c1ca6"/>
    </style:style>
    <style:style style:name="T17" style:family="text">
      <style:text-properties officeooo:rsid="004d0d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text:span text:style-name="T8">Hyver</text:span></text:p>
      <text:p text:style-name="P3">T<text:span text:style-name="T8">roupe de Vents, de Frimats, de Glaçons, et d’Hommes gelez</text:span></text:p>
      <text:p text:style-name="P3">T<text:span text:style-name="T8">roupe de personnes qui cherchent un Spectacle, parmy lesquelles se trouvent,</text:span></text:p>
      <text:p text:style-name="P2">Un berger et une bergère</text:p>
      <text:p text:style-name="P2">Venus</text:p>
      <text:p text:style-name="P2">L’Amour et les Grâces</text:p>
      <text:p text:style-name="P2">Les Jeux, les Ris et les Plaisirs</text:p>
      <text:p text:style-name="P4">Oraise, Reine de Thrace</text:p>
      <text:p text:style-name="P4">Orphée, nouvellement marié avec Euridice</text:p>
      <text:p text:style-name="P4">Euridice</text:p>
      <text:p text:style-name="P4">Ismene, confidente d’Orphée</text:p>
      <text:p text:style-name="P4">Eurimède, amy d’Orphée</text:p>
      <text:p text:style-name="P4">Troupe de Nymphes, Compagnes d’Euridice</text:p>
      <text:p text:style-name="P4">Cephise, une des Nymphes</text:p>
      <text:p text:style-name="P4">Pluton</text:p>
      <text:p text:style-name="P4">Troupe de Ministres, et de Suivans de Pluton</text:p>
      <text:p text:style-name="P4">Ascalax, un des Ministres de Pluton</text:p>
      <text:p text:style-name="P4">Troupe d’Ombres criminelles, comme Sisiphe, Tantale, Promethée, les Danaïdes, etc.</text:p>
      <text:p text:style-name="P4">Troupe d’Ombres heureuses qui accompagnent l’Ombre d’Euridice</text:p>
      <text:p text:style-name="P4">La Prestresse de Bacchus</text:p>
      <text:p text:style-name="P4">Troupe de Bacchantes</text:p>
      <text:p text:style-name="P1"><text:span text:style-name="T4">O</text:span><text:span text:style-name="T3">rphée</text:span><text:span text:style-name="T4"><text:line-break/>Tragédie </text:span><text:span text:style-name="T3">en musique</text:span></text:p>
      <text:h text:style-name="P58" text:outline-level="1">Prologue</text:h>
      <text:p text:style-name="P17"><text:span text:style-name="_3c_pb_3e_"><text:span text:style-name="T1">[</text:span></text:span><text:span text:style-name="_3c_pb_3e_"><text:span text:style-name="T5">3</text:span></text:span><text:span text:style-name="_3c_pb_3e_"><text:span text:style-name="T1">]</text:span></text:span>Le Theatre <text:span text:style-name="T8">represente une Salle destinée pour des Spectacles. Elle est ornée d’Ampitheatres et de Balustrades, et percée de Portiques, dont ceux du fond laissent voir des Arbres dépoüillez, une Campagne couverte de neige, et les autres marques de l’Hyver.</text:span></text:p>
      <text:p text:style-name="P14">L’<text:span text:style-name="T8">Hyver</text:span></text:p>
      <text:p text:style-name="P5"><text:span text:style-name="T7">A</text:span>prés Flore, Cerés, Bacchus,</text:p>
      <text:p text:style-name="P5">C’est à mon tour à regner sur la terre ;</text:p>
      <text:p text:style-name="P5">Mais loin de m’offrir leurs tributs</text:p>
      <text:p text:style-name="P5">Tous le sMortels me font la guerre :</text:p>
      <text:p text:style-name="P5">Quels biens par mon secours ne reçoivent-ils pas ?</text:p>
      <text:p text:style-name="P5">C’est moy dont le pouvoir écarte le Tonnerre,</text:p>
      <text:p text:style-name="P5">Je rassemble les Jeux, je suspens les Combats ;</text:p>
      <text:p text:style-name="P5">Cependant mes bien-faits ne font que des ingrats.</text:p>
      <text:p text:style-name="_3c_stage_3e_">Troupe de personnes cherchant un spectacle</text:p>
      <text:p text:style-name="_3c_speaker_3e_">Un de la Troupe</text:p>
      <text:p text:style-name="P6"><text:span text:style-name="_3c_pb_3e_"><text:span text:style-name="T1">[4]</text:span></text:span>Quoy toujours de l’Hyver la presence odieuse !</text:p>
      <text:p text:style-name="_3c_speaker_3e_">Deux Hommes et une Femme de la Troupe</text:p>
      <text:p text:style-name="P6">Ah ! quand reviendront les Zephirs ?</text:p>
      <text:p text:style-name="P6">Laisse-nous, Saison fâcheuse,</text:p>
      <text:p text:style-name="P6">Ne trouble plus nos plaisirs.</text:p>
      <text:p text:style-name="_3c_speaker_3e_">Le Chœur</text:p>
      <text:p text:style-name="_3c_l_3e_"><text:soft-page-break/>Ah ! <text:span text:style-name="T8">quand reviendront les Zephirs ?</text:span></text:p>
      <text:p text:style-name="P6">Laisse-nous, Saison fâcheuse,</text:p>
      <text:p text:style-name="P6">Ne trouble pas nos plaisirs.</text:p>
      <text:p text:style-name="_3c_speaker_3e_">L’Hyver</text:p>
      <text:p text:style-name="P6">Froids Enfans d’Aquilon, soutiens de ma puissance,</text:p>
      <text:p text:style-name="P6">Éloignez de ces lieux un Peuple qui m’offence.</text:p>
      <text:p text:style-name="P18">Les Vents et les Frimats veulent executer les ordres de l’Hyver ; Mais dans ce moment le Ciel brille d’une lumiere nouvelle, et Venus descend dans un Char, accompagnée de l’Amour et des Graces.</text:p>
      <text:p text:style-name="_3c_speaker_3e_">Un homme de la Troupe</text:p>
      <text:p text:style-name="_3c_l_3e_">De ton <text:span text:style-name="T8">foible couroux c’est trop nous allarmer ;</text:span></text:p>
      <text:p text:style-name="P6">Cesse d’attrister la nature :</text:p>
      <text:p text:style-name="P6">Les doux feux de l’Amour viennent la ranimer,</text:p>
      <text:p text:style-name="P6">Venus descend, c’est trop nous allarmer,</text:p>
      <text:p text:style-name="P6">Retire-toy dans quelque grotte obscure.</text:p>
      <text:p text:style-name="_3c_stage_3e_"><text:span text:style-name="_3c_pb_3e_"><text:span text:style-name="T1">[5]</text:span></text:span>L’Hyver <text:span text:style-name="T8">et sa Suite se retirent, les marques de l’Hyver font place à celles du Printemps, et Venus acheve de descendre.</text:span></text:p>
      <text:p text:style-name="_3c_speaker_3e_">Venus</text:p>
      <text:p text:style-name="P6">Malgré l’Hyver et ses rigueurs,</text:p>
      <text:p text:style-name="P6">Mortels, pour vous l’Amour redouble ses faveurs :</text:p>
      <text:p text:style-name="P6">Vous faire sentir ses flames,</text:p>
      <text:p text:style-name="P6">C’est égaler la Terre aux Cieux ;</text:p>
      <text:p text:style-name="P6">C’est faire part à vos ames</text:p>
      <text:p text:style-name="P6">De la felicité des Dieux.</text:p>
      <text:p text:style-name="P6"/>
      <text:p text:style-name="P6">Tandis que le bruit des armes</text:p>
      <text:p text:style-name="P6">Jette l’horreur en tous lieux,</text:p>
      <text:p text:style-name="P6">Ce séjour delicieux</text:p>
      <text:p text:style-name="P6">Est exempt de tant d’allarmes :</text:p>
      <text:p text:style-name="P6">Venez Plaisirs, Ris et Jeux,</text:p>
      <text:p text:style-name="P6">Faites briller tous vos charmes,</text:p>
      <text:p text:style-name="P6">Venez Plaisirs, Ris, et Jeux,</text:p>
      <text:p text:style-name="P6">Demeurez pour jamais dans cét azile heureux.</text:p>
      <text:p text:style-name="_3c_stage_3e_">Les Jeux et les Plaisirs volent ou accourent de toutes parts. Un Berger et une Bergère qui se trouvent dans la Troupe précédente, chantent ensemble.</text:p>
      <text:p text:style-name="P6"><text:span text:style-name="_3c_pb_3e_"><text:span text:style-name="T1">[6]</text:span></text:span>Si nous quittons nostre séjour tranquille,</text:p>
      <text:p text:style-name="P6">Ce n’est pas pour chercher une pompe inutile ;</text:p>
      <text:p text:style-name="P6">C’est pour donner à vos jeunes desirs</text:p>
      <text:p text:style-name="P6">L’exemple des ardeurs sinceres ;</text:p>
      <text:p text:style-name="P6">Aimez en Bergers, en Bergères,</text:p>
      <text:p text:style-name="P6"><text:soft-page-break/>Vous en aurez plus de plaisirs.</text:p>
      <text:p text:style-name="_3c_stage_3e_">Ceux de la Troupe témoignent par une Danse champestre qu’ils approuvent ce qu’ont dit le Berger et la Bergère</text:p>
      <text:p text:style-name="_3c_speaker_3e_">Venus</text:p>
      <text:p text:style-name="P6">Par la puissance de l’Amour</text:p>
      <text:p text:style-name="P6">Pour vous divertir en ce jour</text:p>
      <text:p text:style-name="P6">Orphée exprés sort du Royaume sombre :</text:p>
      <text:p text:style-name="P6">Heureux si ses Airs et sa Voix</text:p>
      <text:p text:style-name="P6">Vous paroissent seulement l’ombre</text:p>
      <text:p text:style-name="P6">De ce qu’ils furent autrefois.</text:p>
      <text:p text:style-name="P6">Quel cœur en l’écoutant n’en devenoit plus tendre ?</text:p>
      <text:p text:style-name="P6">De ses chants tout divins ce fût le moindre effort.</text:p>
      <text:p text:style-name="P6">Mon fils en estoit plus fort,</text:p>
      <text:p text:style-name="P6">On ne pouvoit plus s’en deffendre ;</text:p>
      <text:p text:style-name="P6">Helas ! helas! Orphée est mort !</text:p>
      <text:p text:style-name="P6">Venus et les Amours voudroient bien vous le rendre.</text:p>
      <text:p text:style-name="_3c_stage_3e_">L’Amour, les Graces, les Jeux et les Plaisirs expriment leur tristesse.</text:p>
      <text:p text:style-name="_3c_speaker_3e_">Venus</text:p>
      <text:p text:style-name="P6">Laissons le souvenir d’une perte cruelle,</text:p>
      <text:p text:style-name="P6">Un devoir plus pressant demande vostre zele.</text:p>
      <text:p text:style-name="P7"><text:span text:style-name="_3c_pb_3e_"><text:span text:style-name="T1">[7]</text:span></text:span>Applaudissez au Héros</text:p>
      <text:p text:style-name="P7">Dont les soins fortunez vous donnent ce repos.</text:p>
      <text:p text:style-name="P7">En vain tout l’Univers conspire</text:p>
      <text:p text:style-name="P7">Pour obscurcir l’éclat de son Empire.</text:p>
      <text:p text:style-name="P7">Ce n’est que preparer un plus illustre prix</text:p>
      <text:p text:style-name="P7">Au merite de sa Victoire :</text:p>
      <text:p text:style-name="P7">Plus l’Envie à son bras oppose d’Ennemis,</text:p>
      <text:p text:style-name="P7">Et plus grande sera sa Gloire.</text:p>
      <text:p text:style-name="_3c_speaker_3e_">Les Chœurs</text:p>
      <text:p text:style-name="P7">Applaudissons au Héros</text:p>
      <text:p text:style-name="P7">Dont les soins fortunez nous donnent ce repos.</text:p>
      <text:p text:style-name="_3c_speaker_3e_">Deux Hommes et une Femme</text:p>
      <text:p text:style-name="P7">en vain tout l’Univers conspire</text:p>
      <text:p text:style-name="P7">Pour oscurcir l’éclat de sa Victoire.</text:p>
      <text:p text:style-name="_3c_speaker_3e_">Deux Hommes</text:p>
      <text:p text:style-name="P7">Ce n’est que preparer un plus illustre prix</text:p>
      <text:p text:style-name="P7">Au merite de sa Victoire.</text:p>
      <text:p text:style-name="_3c_speaker_3e_">Deux Hommes et une Femme</text:p>
      <text:p text:style-name="P7">Plus l’Envie à son bras oppose d’Ennemis,</text:p>
      <text:p text:style-name="P7"><text:soft-page-break/>Et plus grande sera sa Gloire.</text:p>
      <text:p text:style-name="_3c_speaker_3e_">Les Chœurs</text:p>
      <text:p text:style-name="P7">Plus l’Envie à son bras oppose d’Ennemis.</text:p>
      <text:p text:style-name="P7">Et plus grande sera sa Gloire.</text:p>
      <text:h text:style-name="Heading_20_1" text:outline-level="1">Acte premier</text:h>
      <text:p text:style-name="P19">Le Theatre represente une Campagne agreable dans le voisinage de la Capitale de la Thrace.</text:p>
      <text:h text:style-name="P59" text:outline-level="2">Scène première</text:h>
      <text:p text:style-name="_3c_speaker_3e_">Orasie</text:p>
      <text:p text:style-name="P8"><text:span text:style-name="_3c_pb_3e_"><text:span text:style-name="T1">[9]</text:span></text:span>Je me soulage, chere Ismene,</text:p>
      <text:p text:style-name="P8">En te découvrant un peine</text:p>
      <text:p text:style-name="P8">Dont je ne sçaurois plus guerir :</text:p>
      <text:p text:style-name="P8">C’est trop voir ma Rivale unie avec Orphée ;</text:p>
      <text:p text:style-name="P8"><text:span text:style-name="_3c_pb_3e_"><text:span text:style-name="T1">[</text:span></text:span><text:span text:style-name="_3c_pb_3e_"><text:span text:style-name="T2">1</text:span></text:span><text:span text:style-name="_3c_pb_3e_"><text:span text:style-name="T1">0]</text:span></text:span>Tandis que <text:span text:style-name="T9">dans mon sein ma flâme renfermée</text:span></text:p>
      <text:p text:style-name="P9">Rend cette peine encor plus cruelle à souffrir.</text:p>
      <text:p text:style-name="P9">D’un plus doux sort reprenons l’esperance,</text:p>
      <text:p text:style-name="P9">Délivrons-nous d’un obstacle odieux,</text:p>
      <text:p text:style-name="P9">Euridice habite ces lieux,</text:p>
      <text:p text:style-name="P9">Elle y va rencontrer sa perte et ma vangeance.</text:p>
      <text:p text:style-name="P9"/>
      <text:p text:style-name="P9">Ô ! toy, qu’un charme plein d’horreur</text:p>
      <text:p text:style-name="P9">Vient d’instruire en secret à servir ma fureur,</text:p>
      <text:p text:style-name="P9">Serpent, que sous ces fleurs cache cette prairie ?</text:p>
      <text:p text:style-name="P9">Cent Nymphes dès ce jour y porteront leurs pas ;</text:p>
      <text:p text:style-name="P9">Discerne bien mon ennemie,</text:p>
      <text:p text:style-name="P9">C’est elle à qui tu dois donner un prompt trépas.</text:p>
      <text:p text:style-name="_3c_speaker_3e_">Ismene</text:p>
      <text:p text:style-name="P9">D’Orphée Apollon est le pere ;</text:p>
      <text:p text:style-name="P9">Mais il languit dans le repos :</text:p>
      <text:p text:style-name="P9">Et les Arts qu’on voit luy plaire</text:p>
      <text:p text:style-name="P9">Ne sont pas ceux des Heros.</text:p>
      <text:p text:style-name="_3c_speaker_3e_">Orasie</text:p>
      <text:p text:style-name="P9">J’entens la Gloire qui murmure ;</text:p>
      <text:p text:style-name="P9">Mais se choisit-on son vainqueur ?</text:p>
      <text:p text:style-name="P9">Il charme toute la nature,</text:p>
      <text:p text:style-name="P9">T’étonnes-tu qu’il ait charmé mon cœur ?</text:p>
      <text:p text:style-name="_3c_speaker_3e_">Ismene</text:p>
      <text:p text:style-name="P9">Eh pourquoy donc souffrir un Hymen si contraite</text:p>
      <text:p text:style-name="P9"><text:soft-page-break/>À vostre espoir le plus charmant ?</text:p>
      <text:p text:style-name="P15">Orasie</text:p>
      <text:p text:style-name="P9"><text:span text:style-name="_3c_pb_3e_"><text:span text:style-name="T6">[</text:span></text:span><text:span text:style-name="_3c_pb_3e_"><text:span text:style-name="T2">11</text:span></text:span><text:span text:style-name="_3c_pb_3e_"><text:span text:style-name="T6">]</text:span></text:span>Je me flattois, helas ! trop vainement</text:p>
      <text:p text:style-name="P9">D’y trouver le secours d’un dépit salutaire.</text:p>
      <text:p text:style-name="P15">Ismene</text:p>
      <text:p text:style-name="P9">Ah que ne faisiez-vous plûtost agir mes soins,</text:p>
      <text:p text:style-name="P9">Afin qu’Orphée apprît du moins</text:p>
      <text:p text:style-name="P9">Tout ce qu’en sa faveur vostre amour pouvoit faire.</text:p>
      <text:p text:style-name="P9">Veuve d’un Roy fameux, Reine de ces climats,</text:p>
      <text:p text:style-name="P9">Les charmes de vostre personne,</text:p>
      <text:p text:style-name="P9">Le brillant de vostre Couronne,</text:p>
      <text:p text:style-name="P9">N’estoit-ce pas pour luy d’assez puissans appas ?</text:p>
      <text:p text:style-name="P15">Orasie</text:p>
      <text:p text:style-name="P9">Tu parles de l’Amour et ne le connois pas.</text:p>
      <text:p text:style-name="P12">Les offres les plus éclatantes</text:p>
      <text:p text:style-name="P12">Sur un cœur prevenu sont toûjours impuissantes,</text:p>
      <text:p text:style-name="P12">La raison vainement s’efforce de parler :</text:p>
      <text:p text:style-name="P12">Il brûle dans l’instant mesme</text:p>
      <text:p text:style-name="P12">D’aller revoir ce qu’il aime</text:p>
      <text:p text:style-name="P12">Et de luy tout immoler.</text:p>
      <text:p text:style-name="P13">Ismene</text:p>
      <text:p text:style-name="P12">Si l’on voit des Amans dont l’ame peu commune</text:p>
      <text:p text:style-name="P12">Immole quelque fois la Fortune à l’Amour ;</text:p>
      <text:p text:style-name="P12">On en voit bien plus chaque jour</text:p>
      <text:p text:style-name="P12">Sans scrupule immoler l’Amour à la Fortune.</text:p>
      <text:p text:style-name="P12"/>
      <text:p text:style-name="P12">C’est rarement qu’un Throsne est méprisé</text:p>
      <text:p text:style-name="P13">Orasie</text:p>
      <text:p text:style-name="P12"><text:span text:style-name="_3c_pb_3e_"><text:span text:style-name="T6">[</text:span></text:span><text:span text:style-name="_3c_pb_3e_"><text:span text:style-name="T2">1</text:span></text:span><text:span text:style-name="_3c_pb_3e_"><text:span text:style-name="T1">2</text:span></text:span><text:span text:style-name="_3c_pb_3e_"><text:span text:style-name="T6">]</text:span></text:span>Non, je connois Orphée, il eût tout refusé</text:p>
      <text:p text:style-name="P12">Son Amour satisfait luy tient lieu d’un Empire ;</text:p>
      <text:p text:style-name="P12">Que je prevoy d’obstacle au bien que je desire !</text:p>
      <text:p text:style-name="P12">Et du crime où l’amour malgré moy me conduit,</text:p>
      <text:p text:style-name="P12">Que sçay-je si jamais je recevray le fruit.</text:p>
      <text:p text:style-name="P12">Dieux, quelle peine à ma peine est égale !</text:p>
      <text:p text:style-name="P13">Ismene</text:p>
      <text:p text:style-name="P12">Que je vous plains ! mais sortons de ces lieux,</text:p>
      <text:p text:style-name="P12">Y voulez-vous trouver vostre Rivale ?</text:p>
      <text:p text:style-name="P13">Orasie</text:p>
      <text:p text:style-name="P12">Non, m’en preservent les Dieux !</text:p>
      <text:p text:style-name="P12"><text:soft-page-break/>Si toutefois Orphée… Il vient ; laisse à ma flame…</text:p>
      <text:p text:style-name="P13">Ismene</text:p>
      <text:p text:style-name="P12">Par cent raisons plûtost songez à l’éviter.</text:p>
      <text:p text:style-name="P13">Orasie</text:p>
      <text:p text:style-name="P12">Ismene, malgré moy je me sens arrester,</text:p>
      <text:p text:style-name="P12">Cachons-luy seulement le trouble de mon ame.</text:p>
      <text:h text:style-name="Heading_20_2" text:outline-level="2">Scène II</text:h>
      <text:p text:style-name="P16">Orasie</text:p>
      <text:p text:style-name="P10"><text:span text:style-name="_3c_pb_3e_"><text:span text:style-name="T6">[</text:span></text:span><text:span text:style-name="_3c_pb_3e_"><text:span text:style-name="T2">1</text:span></text:span><text:span text:style-name="_3c_pb_3e_"><text:span text:style-name="T1">3</text:span></text:span><text:span text:style-name="_3c_pb_3e_"><text:span text:style-name="T6">]</text:span></text:span>Le desir du repos, et la beauté du jour</text:p>
      <text:p text:style-name="P10">M’ont fait venir dans ce lieu solitaire :</text:p>
      <text:p text:style-name="P10">Mais quand vous preferez aux plaisirs de ma Cour</text:p>
      <text:p text:style-name="P10">Un champestre séjour ;</text:p>
      <text:p text:style-name="P10">On peut vous reprocher que c’est trop vous plaire.</text:p>
      <text:p text:style-name="_3c_speaker_3e_">Orphée</text:p>
      <text:p text:style-name="P10">Je cheris ces beaux lieux, j’ay peine à les quitter,</text:p>
      <text:p text:style-name="P10">Ils m’offrent des Ruisseaux, des Fleurs, de la Verdure,</text:p>
      <text:p text:style-name="P10">Le plus cruel Hyver semble les respecter,</text:p>
      <text:p text:style-name="P10">Et le Ciel y répand sa clarté la plus pure ;</text:p>
      <text:p text:style-name="P10">Eh pourquoy ne pas profiter</text:p>
      <text:p text:style-name="P10">De ces faveurs de la nature ?</text:p>
      <text:p text:style-name="P36">Orasie</text:p>
      <text:p text:style-name="P11">Vous ne me dites pas leurs charmes les plus grands,</text:p>
      <text:p text:style-name="P11">Euridice s’y plaist, en faut-il d’avantage ?</text:p>
      <text:p text:style-name="P37">Orphée</text:p>
      <text:p text:style-name="P11">Les Nymphes de ce voisinage</text:p>
      <text:p text:style-name="P11">L’amusent chaque jour par leurs jeux differens ;</text:p>
      <text:p text:style-name="P11">À demeurer encor leur amitié l’engage</text:p>
      <text:p text:style-name="P36">Orasie</text:p>
      <text:p text:style-name="P11"><text:span text:style-name="_3c_pb_3e_"><text:span text:style-name="T6">[</text:span></text:span><text:span text:style-name="_3c_pb_3e_"><text:span text:style-name="T2">1</text:span></text:span><text:span text:style-name="_3c_pb_3e_"><text:span text:style-name="T1">4</text:span></text:span><text:span text:style-name="_3c_pb_3e_"><text:span text:style-name="T6">]</text:span></text:span>De vostre hymen nouveau les doux commencemens</text:p>
      <text:p text:style-name="P11">Demandoient de la complaisance ;</text:p>
      <text:p text:style-name="P11">Mais songez désormais qu’après un si long-temps</text:p>
      <text:p text:style-name="P11">Vous nous devez vostre presence.</text:p>
      <text:h text:style-name="Heading_20_2" text:outline-level="2">Scène III</text:h>
      <text:p text:style-name="P39">Eurimede</text:p>
      <text:p text:style-name="P21">Quand la faveur semble icy vous chercher,</text:p>
      <text:p text:style-name="P21">D’où vient que vostre cœur soûpire ?</text:p>
      <text:p text:style-name="P37">Orphée</text:p>
      <text:p text:style-name="P21">Est-il doux de m’entendre dire</text:p>
      <text:p text:style-name="P21"><text:soft-page-break/>Qu’à mes plus chers plaisirs je me dois arracher ?</text:p>
      <text:p text:style-name="P21">La faveur souvent importune,</text:p>
      <text:p text:style-name="P21">L’esclavage la suit de prés,</text:p>
      <text:p text:style-name="P21">Je ne demanderois, helas ! à la Fortune,</text:p>
      <text:p text:style-name="P21">Que de pouvoir joüir en paix</text:p>
      <text:p text:style-name="P21">Des seuls biens que l’Amour m’a faits.</text:p>
      <text:p text:style-name="P39">Eurimede</text:p>
      <text:p text:style-name="P21">Cette felicité parfaite</text:p>
      <text:p text:style-name="P21">Dans une Cour qui vous souhaite</text:p>
      <text:p text:style-name="P21">Perdroit-elle de ses attraits ?</text:p>
      <text:p text:style-name="P37">Orphée</text:p>
      <text:p text:style-name="P21"><text:span text:style-name="_3c_pb_3e_"><text:span text:style-name="T6">[</text:span></text:span><text:span text:style-name="_3c_pb_3e_"><text:span text:style-name="T2">1</text:span></text:span><text:span text:style-name="_3c_pb_3e_"><text:span text:style-name="T1">5</text:span></text:span><text:span text:style-name="_3c_pb_3e_"><text:span text:style-name="T6">]</text:span></text:span>Trop de soins à la Cour rendent les cœurs distraits,</text:p>
      <text:p text:style-name="P21">On aime mieux dans la retraire :</text:p>
      <text:p text:style-name="P21">Icy tous mes moments ne sont que pour l’Amour,</text:p>
      <text:p text:style-name="P21">Et j’aime mille fois plus que le premier jour.</text:p>
      <text:p text:style-name="P37">Orphée <text:span text:style-name="T10">et Eurimede</text:span></text:p>
      <text:p text:style-name="P21">Non, l’hymen ne vient point éteindre</text:p>
      <text:p text:style-name="P21">Les feux par l’Amour allumez.</text:p>
      <text:p text:style-name="P21">Deux cœurs l’un pour l’autre formez</text:p>
      <text:p text:style-name="P21">N’ont jamais ce malheur à craindre ;</text:p>
      <text:p text:style-name="P21">S’il arrive aux Amans quelque fois de s’en plaindre ;</text:p>
      <text:p text:style-name="P21">C’est qu’ils estoient foiblement enflamez :</text:p>
      <text:p text:style-name="P21">Non, l’hymen ne vient point éteindre</text:p>
      <text:p text:style-name="P21">Les feux par l’Amour allumez.</text:p>
      <text:p text:style-name="P37">Orphée</text:p>
      <text:p text:style-name="P21">Cependant vous sçavez quelle peine secrete</text:p>
      <text:p text:style-name="P21">Tient mon ame inquiete.</text:p>
      <text:p text:style-name="P39">Eurimede</text:p>
      <text:p text:style-name="P21">Vostre chagrin vous presse-t-il toûjours</text:p>
      <text:p text:style-name="P21">De quitter pour jamais la Thrace ?</text:p>
      <text:p text:style-name="P37">Orphée</text:p>
      <text:p text:style-name="P21">Un noir pressentiment sans cesse m’y menace,</text:p>
      <text:p text:style-name="P21">Je veux par mon départ en terminer le cours.</text:p>
      <text:p text:style-name="P21"/>
      <text:p text:style-name="P21">Je pretens habiter la Grace ;</text:p>
      <text:p text:style-name="P21">Me faire une retraite aux rives du Permesse,</text:p>
      <text:p text:style-name="P21"><text:span text:style-name="_3c_pb_3e_"><text:span text:style-name="T6">[</text:span></text:span><text:span text:style-name="_3c_pb_3e_"><text:span text:style-name="T2">1</text:span></text:span><text:span text:style-name="_3c_pb_3e_"><text:span text:style-name="T1">6</text:span></text:span><text:span text:style-name="_3c_pb_3e_"><text:span text:style-name="T6">]</text:span></text:span>Et signaler les Arts que je tiens d’Apollon :</text:p>
      <text:p text:style-name="P21">Y regarder de loin le Sort et ses Caprices ;</text:p>
      <text:p text:style-name="P21"><text:soft-page-break/>Et faire toutes mes delices</text:p>
      <text:p text:style-name="P21">De ma chere Euridice, et du sacré Vallon.</text:p>
      <text:p text:style-name="P39">Eurimede</text:p>
      <text:p text:style-name="P21">Vous quitterez vostre Partie ?</text:p>
      <text:p text:style-name="P37">Orphée</text:p>
      <text:p text:style-name="P21">Eh bien ! s’il faut que je vous le confie,</text:p>
      <text:p text:style-name="P21">Mon cœur revere Bachus,</text:p>
      <text:p text:style-name="P21">Mais je déteste l’abus</text:p>
      <text:p text:style-name="P21">De ces Festes odieuses</text:p>
      <text:p text:style-name="P21">Où l’on voit… je me tais, je n’en ay que trop dit,</text:p>
      <text:p text:style-name="P21">Et que trop irrité l’esprit</text:p>
      <text:p text:style-name="P21">De nos Bacchantes furieuses.</text:p>
      <text:p text:style-name="P21">Livreray-je Euridice en danger de ces mœurs ?</text:p>
      <text:p text:style-name="P21">Non, je la dois sauver de pareilles horreurs ;</text:p>
      <text:p text:style-name="P21">Mais je ne la vois point paroistre,</text:p>
      <text:p text:style-name="P21">Je l’attens, et je ses renaistre</text:p>
      <text:p text:style-name="P21">Toutes mes secrettes terreurs.</text:p>
      <text:p text:style-name="P21">Elle vient.</text:p>
      <text:h text:style-name="Heading_20_2" text:outline-level="2">Scène IV</text:h>
      <text:p text:style-name="_3c_speaker_3e_">Orphée</text:p>
      <text:p text:style-name="P21"><text:span text:style-name="_3c_pb_3e_"><text:span text:style-name="T6">[</text:span></text:span><text:span text:style-name="_3c_pb_3e_"><text:span text:style-name="T2">1</text:span></text:span><text:span text:style-name="_3c_pb_3e_"><text:span text:style-name="T1">7</text:span></text:span><text:span text:style-name="_3c_pb_3e_"><text:span text:style-name="T6">]</text:span></text:span>Qu’en ces lieux mon ame impatiente</text:p>
      <text:p text:style-name="P21">Brûloit de vous voir arriver !</text:p>
      <text:p text:style-name="_3c_speaker_3e_">Euridice</text:p>
      <text:p text:style-name="P21">Si j’avois crû si-tost vous y trouver,</text:p>
      <text:p text:style-name="P21">Je n’aurois pas fait languir vostre attente.</text:p>
      <text:p text:style-name="P38">Orphée</text:p>
      <text:p text:style-name="P21">Eh quoy ne sçavez-vous pas</text:p>
      <text:p text:style-name="P21">Que mon amour ne peut soutenir vostre absence ?</text:p>
      <text:p text:style-name="P21">Et que par tout où vous portez vos pas,</text:p>
      <text:p text:style-name="P21">Il les suit, ou les devance ?</text:p>
      <text:p text:style-name="P38">Euridice</text:p>
      <text:p text:style-name="P21">Je ne sçaurois blâmer ce grand empressement,</text:p>
      <text:p text:style-name="P21">Il me paroist trop aimable :</text:p>
      <text:p text:style-name="P21">C’est un bien inestimable</text:p>
      <text:p text:style-name="P21">Qu’en Époux toûjours Amant.</text:p>
      <text:p text:style-name="P38">Orphée</text:p>
      <text:p text:style-name="P21">Ô Dieux ! je vous le recommande,</text:p>
      <text:p text:style-name="P21">Ce tresor que je tiens de vos seules bontez,</text:p>
      <text:p text:style-name="P21"><text:soft-page-break/>Conservez-moy tant de beautez,</text:p>
      <text:p text:style-name="P21">C’est tout ce que mon cœur sans cesse vous demande.</text:p>
      <text:p text:style-name="P38">Euridice</text:p>
      <text:p text:style-name="P21"><text:span text:style-name="_3c_pb_3e_"><text:span text:style-name="T6">[</text:span></text:span><text:span text:style-name="_3c_pb_3e_"><text:span text:style-name="T2">1</text:span></text:span><text:span text:style-name="_3c_pb_3e_"><text:span text:style-name="T1">8</text:span></text:span><text:span text:style-name="_3c_pb_3e_"><text:span text:style-name="T6">]</text:span></text:span>Quoy vous verray-encore à des transports si doux</text:p>
      <text:p text:style-name="P21">Mesler une importune crainte ?</text:p>
      <text:p text:style-name="P38">Orphée</text:p>
      <text:p text:style-name="P21">Si malgré moy j’en éprouve l’atteinte,</text:p>
      <text:p text:style-name="P21">Vous le sçavez, c’est que je crains pour vous.</text:p>
      <text:p text:style-name="P38">Euridice</text:p>
      <text:p text:style-name="P21">Rasseurez-vous, trop de delicatesse</text:p>
      <text:p text:style-name="P21">Allarme ainsi vostre tendresse.</text:p>
      <text:p text:style-name="P21">Non, non, le juste Ciel favorable à nos vœux</text:p>
      <text:p text:style-name="P21">Ne voudra pas si-tost briser de se beaux nœuds.</text:p>
      <text:p text:style-name="P38">Euridice, Orphée, Eurimede</text:p>
      <text:p text:style-name="P21">Non, non, le juste Ciel favorable à nos vœux</text:p>
      <text:p text:style-name="P21">Ne voudra pas si-tost briser de si beaux nœuds.</text:p>
      <text:p text:style-name="P38">Eurimede</text:p>
      <text:p text:style-name="P21">De tous costez on voit dans ces campagnes</text:p>
      <text:p text:style-name="P21">Les Nymphes commencer leurs jeux.</text:p>
      <text:p text:style-name="P38">Orphée</text:p>
      <text:p text:style-name="_3c_stage_3e_">à Euridice</text:p>
      <text:p text:style-name="P21">Nous vous laissons, bien-tost nous reviendrons tous deux.</text:p>
      <text:h text:style-name="Heading_20_2" text:outline-level="2">Scène V</text:h>
      <text:p text:style-name="P49">Des Nymphes et des Divinitez champestres arrivent par petites troupes et sans ordre, en dansant et en chantant.</text:p>
      <text:p text:style-name="P40">Chœur des nymphes et de divinitez</text:p>
      <text:p text:style-name="P22"><text:span text:style-name="_3c_pb_3e_">[19]</text:span>Aux champs, aux champs,</text:p>
      <text:p text:style-name="P22">Aimables Compagnes,</text:p>
      <text:p text:style-name="P22">Aux champs, aux champs,</text:p>
      <text:p text:style-name="P22">Venez, il est temps.</text:p>
      <text:p text:style-name="P22">Sortez des Bois, des Eaux, descendez des Montagnes ;</text:p>
      <text:p text:style-name="P22">Aux champs, aux champs,</text:p>
      <text:p text:style-name="P22">Aimables Compagnes,</text:p>
      <text:p text:style-name="P22">Aux champs, aux champs,</text:p>
      <text:p text:style-name="P22">Venez, il est temps.</text:p>
      <text:p text:style-name="_3c_speaker_3e_">Une nymphe</text:p>
      <text:p text:style-name="P22">Thetis bien-tost dans sa vaste demeure</text:p>
      <text:p text:style-name="P22">Verra plonger le celeste Flambeau :</text:p>
      <text:p text:style-name="P22">Jamais une plus belle heure</text:p>
      <text:p text:style-name="P22"><text:soft-page-break/>Ne finit un jour plus beau.</text:p>
      <text:p text:style-name="P40">Le Chœur</text:p>
      <text:p text:style-name="P22">Aux champs, aux champs,</text:p>
      <text:p text:style-name="P22">Aimables Compagnes,</text:p>
      <text:p text:style-name="P22">Aux champs, aux champs,</text:p>
      <text:p text:style-name="P22">Venez, il est temps.</text:p>
      <text:p text:style-name="P22"><text:span text:style-name="_3c_pb_3e_">[20]</text:span>Sortez des Bois, des Eaux, descendez des Montagnes ;</text:p>
      <text:p text:style-name="P22">Aux champs, aux champs,</text:p>
      <text:p text:style-name="P22">Aimables Compagnes,</text:p>
      <text:p text:style-name="P22">Aux champs, aux champs,</text:p>
      <text:p text:style-name="P22">Venez, il est temps.</text:p>
      <text:p text:style-name="_3c_stage_3e_">Elles dansent.</text:p>
      <text:p text:style-name="P42">Une nymphe</text:p>
      <text:p text:style-name="P22">Vos charmes, divine Euridice,</text:p>
      <text:p text:style-name="P22">Chaque jour prés de vous sçavent nous attirer,</text:p>
      <text:p text:style-name="P22">Qu’icy nostre amitié du moins vous divertisse ;</text:p>
      <text:p text:style-name="P22">Ailleurs l’Amour prend soin de vous faire adorer.</text:p>
      <text:p text:style-name="P40">Le Chœur</text:p>
      <text:p text:style-name="P22">Souvent la naissante aurore</text:p>
      <text:p text:style-name="P22">Nous rassemble dans ces lieux :</text:p>
      <text:p text:style-name="P22">Mais nous aimons mieux encore</text:p>
      <text:p text:style-name="P22">Y voir briller vos beaux yeux.</text:p>
      <text:p text:style-name="_3c_speaker_3e_">Euridice</text:p>
      <text:p text:style-name="P22">Dansez, Nymphes, dans ces prairies,</text:p>
      <text:p text:style-name="P22">Sur le tendre gazon je vais me délasser ;</text:p>
      <text:p text:style-name="P35">Quelquefois on aime à passer</text:p>
      <text:p text:style-name="P35">Des divertissemens aux douces rêveries.</text:p>
      <text:p text:style-name="_3c_stage_3e_">Elles continüent leurs danses.</text:p>
      <text:h text:style-name="Heading_20_2" text:outline-level="2">Scène VI</text:h>
      <text:p text:style-name="P50"><text:span text:style-name="_3c_pb_3e_"><text:span text:style-name="T11">[21]</text:span></text:span>Troupe de Nymphes, Cephise, Orphée et Eurimede et qui arrivent en même temps.</text:p>
      <text:p text:style-name="_3c_speaker_3e_">Cephise</text:p>
      <text:p text:style-name="_3c_l_3e_">Ô <text:span text:style-name="T11">Ciel ! ô malheur déplorable !</text:span></text:p>
      <text:p text:style-name="P40">Orphée</text:p>
      <text:p text:style-name="P22">Sauvez mon Euridice, ô Dieux !</text:p>
      <text:p text:style-name="P40">Cephise</text:p>
      <text:p text:style-name="P22">Cruelle mort !</text:p>
      <text:p text:style-name="P22">Ô destin trop impitoyable !</text:p>
      <text:p text:style-name="P22">Vostre Euridice, helas ! voit terminer son sort.</text:p>
      <text:p text:style-name="P40">Orphée</text:p>
      <text:p text:style-name="P22"><text:soft-page-break/>Qu’entens-je ?</text:p>
      <text:p text:style-name="P40">Orphée, Cephise, Eurimede</text:p>
      <text:p text:style-name="P22">Ô malheureux Orphée !</text:p>
      <text:p text:style-name="P40">Cephise</text:p>
      <text:p text:style-name="P22">Sur le gazon à peine elle est passée,</text:p>
      <text:p text:style-name="P22"><text:span text:style-name="_3c_pb_3e_">[22]</text:span>Que d’un Serpent caché sous l’herbe et sous les fleurs,</text:p>
      <text:p text:style-name="P22">Cette belle soudain blessée</text:p>
      <text:p text:style-name="P22">A senti du trépas les premieres horreurs.</text:p>
      <text:h text:style-name="Heading_20_2" text:outline-level="2">Scène VII</text:h>
      <text:p text:style-name="P50"><text:span text:style-name="T11">Les mesmes Acteurs. Eurydice mourante soûtenuë par deux Nymphes</text:span></text:p>
      <text:p text:style-name="P41">Orphée</text:p>
      <text:p text:style-name="P22">Ah ! quel objet à mes yeux se presente !</text:p>
      <text:p text:style-name="P22">Secrets pressentimens, helas, trop averez !</text:p>
      <text:p text:style-name="P22">Mon Euridice, vous mourez !</text:p>
      <text:p text:style-name="P41">Euridice</text:p>
      <text:p text:style-name="P22">Je vous revois, je vais mourir contente.</text:p>
      <text:p text:style-name="P41">Orphée</text:p>
      <text:p text:style-name="P22">Mon Euridice, vous mourez !</text:p>
      <text:p text:style-name="P41">Euridice</text:p>
      <text:p text:style-name="P22">Le Ciel le veut, mon cher Orphée.</text:p>
      <text:p text:style-name="P41">Orphée <text:span text:style-name="T12">et Euridice</text:span></text:p>
      <text:p text:style-name="P22"><text:span text:style-name="_3c_pb_3e_">[23]</text:span>Sont-ce là les plaisirs que les nœuds d’hymenée</text:p>
      <text:p text:style-name="P22">Sembloient nous avoir preparez ?</text:p>
      <text:p text:style-name="P41">Orphée</text:p>
      <text:p text:style-name="P22">Dieux ! s’il est encor temps, que je meure pour elle !</text:p>
      <text:p text:style-name="P41">Euridice</text:p>
      <text:p text:style-name="P22">Eh que me serviroit cette pitié cruelle ?</text:p>
      <text:p text:style-name="P22">En serions-nous moins separez ?</text:p>
      <text:p text:style-name="P41">Orphée</text:p>
      <text:p text:style-name="P22">Nous ne le serons point, je ne puis vous survivre.</text:p>
      <text:p text:style-name="P22">Le fer…</text:p>
      <text:p text:style-name="P41">Euridice</text:p>
      <text:p text:style-name="P22">Par ce chemin gardez-vous de me suivre.</text:p>
      <text:p text:style-name="P22">Attendez vostre sort d’un esprit plus soûmis.</text:p>
      <text:p text:style-name="P22">Le Ciel s’offenceroit de vostre impatience ;</text:p>
      <text:p text:style-name="P22">Les champs Élysiens vous seroient interdits :</text:p>
      <text:p text:style-name="P22">Ah ! laissez-moy du moins emporter l’esperance</text:p>
      <text:p text:style-name="P22">D’estre un jour réünis.</text:p>
      <text:p text:style-name="P41">Orphée</text:p>
      <text:p text:style-name="P22">Où me reduit, helas, une loy trop severe ?</text:p>
      <text:p text:style-name="P22"><text:soft-page-break/>Trop rigoureuse attente !</text:p>
      <text:p text:style-name="_3c_speaker_3e_">Euridice</text:p>
      <text:p text:style-name="P22"><text:span text:style-name="_3c_pb_3e_">[24]</text:span>Et pourtant necessaire,</text:p>
      <text:p text:style-name="P22">Puisque nostre bon-heur en doit estre le prix,</text:p>
      <text:p text:style-name="P22"/>
      <text:p text:style-name="P22">Vivez, c’est moy qui vous en presse,</text:p>
      <text:p text:style-name="P22">N’attendons que des Dieux le temps de nous revoir :</text:p>
      <text:p text:style-name="P22">Je ne vous deffens pas une tendre tristesse,</text:p>
      <text:p text:style-name="P22">Je vous deffens le desespoir.</text:p>
      <text:p text:style-name="P22">Mais du mortel poison en ce moment saisie,</text:p>
      <text:p text:style-name="P22">Je sens… Adieu, recevez, cher Époux,</text:p>
      <text:p text:style-name="P22">Les derniers soûpirs d’une vie</text:p>
      <text:p text:style-name="P22">Qui ne me plaisoit qu’avec vous.</text:p>
      <text:p text:style-name="_3c_stage_3e_">Elle expire, et on l’emporte. Et Orphée tombe évanoüy sur un gazon.</text:p>
      <text:p text:style-name="_3c_speaker_3e_">Les Chœurs et Eurimede</text:p>
      <text:p text:style-name="_3c_l_3e_">Ô <text:span text:style-name="T11">Ciel ! ô malheur déplorable !</text:span></text:p>
      <text:p text:style-name="P22">Dieux ennemis ! cruelle mort !</text:p>
      <text:p text:style-name="P22">Ô destin trop impitoyable !</text:p>
      <text:p text:style-name="P22">Euridice a finy son sort.</text:p>
      <text:h text:style-name="Heading_20_2" text:outline-level="2">Scène VIII</text:h>
      <text:p text:style-name="P41">Orphée</text:p>
      <text:p text:style-name="P23"><text:span text:style-name="_3c_pb_3e_">[25]</text:span>Et je sens ma foible paupiere</text:p>
      <text:p text:style-name="P23">S’ouvrir encor à la lumiere</text:p>
      <text:p text:style-name="P23">Lorsqu’Euridice vient de la perdre à jamais !</text:p>
      <text:p text:style-name="P23">Ô honteux, ô lâches regrets !</text:p>
      <text:p text:style-name="P23">Quand je devrois plûtost la suivre !</text:p>
      <text:p text:style-name="P23">Euridice, eh comment pourray-je vous survivre ?</text:p>
      <text:p text:style-name="P23">Mais je ne la vois plus… ah laissez-moy courir</text:p>
      <text:p text:style-name="P23">Prés de ce qui m’en reste ;</text:p>
      <text:p text:style-name="P23">Apres ce coup funeste</text:p>
      <text:p text:style-name="P23">J’y veux mourir.</text:p>
      <text:p text:style-name="P43">Eurimede</text:p>
      <text:p text:style-name="P23">Songez, songez plûtost dans ce malheur extrême</text:p>
      <text:p text:style-name="P23">Aux moyens de la reparer.</text:p>
      <text:p text:style-name="P41">Orphée</text:p>
      <text:p text:style-name="P23">Et que puis-je encor esperer ?</text:p>
      <text:p text:style-name="P23">La mort me ravit ce que j’aime.</text:p>
      <text:p text:style-name="P43">Eurimede</text:p>
      <text:p text:style-name="P23"><text:soft-page-break/>Avez-vous oublié ce qu’ont fait quelquefois</text:p>
      <text:p text:style-name="P23">Et vostre Lyre et vostre Voix ?</text:p>
      <text:p text:style-name="P23"><text:span text:style-name="_3c_pb_3e_">[26]</text:span>À leurs divins accords n’a-t-on pas veu possibles</text:p>
      <text:p text:style-name="P23">Les effets les moins attendus ;</text:p>
      <text:p text:style-name="P23">Les Tigres attentifs, les Torrens suspendus.</text:p>
      <text:p text:style-name="P23">Les Arbres, les Rochers, mobiles et sensibles ?</text:p>
      <text:p text:style-name="P23">N’estes-vous pas encor maistre de ces accens</text:p>
      <text:p text:style-name="P23">Sur la nature tout puissans ?</text:p>
      <text:p text:style-name="P23">Faites qu’à leur pouvoir l’Enfer mesme obeïsse.</text:p>
      <text:p text:style-name="P23">N’oseriez-vous tenter ce genereux effort ?</text:p>
      <text:p text:style-name="P23">La mort vous enleve Euridice,</text:p>
      <text:p text:style-name="P23">Allez l’enlever à la mort.</text:p>
      <text:p text:style-name="P41">Orphée</text:p>
      <text:p text:style-name="P23">C’en est asséz ; Attend, chere Ombre,</text:p>
      <text:p text:style-name="P23">Je n’auray pas long-temps à me rien reprocher.</text:p>
      <text:p text:style-name="P23">Je cours dans le Royaume sombre,</text:p>
      <text:p text:style-name="P23">Ou mourir, ou t’en arracher.</text:p>
      <text:h text:style-name="Heading_20_1" text:outline-level="1">Acte second</text:h>
      <text:p text:style-name="P51"><text:span text:style-name="_3c_pb_3e_"><text:span text:style-name="T12">[2</text:span></text:span><text:span text:style-name="_3c_pb_3e_">7</text:span><text:span text:style-name="_3c_pb_3e_"><text:span text:style-name="T12">]</text:span></text:span>Le Theatre represente un Vestibule magnifique, où Pluton sur son Thrône a coûtume de juger les Ombres qui viennent de passer le Styx. Ce Vestibule est de plain-pied avec de vastes Jardins. L’on voit dans l’éloignement quelque chose de ce qui peut caractériser les Enfers.</text:p>
      <text:h text:style-name="P60" text:outline-level="2">Scène première</text:h>
      <text:p text:style-name="P44">L’ombre d’Euridice</text:p>
      <text:p text:style-name="P24">Ah que j’éprouve bien que l’amoureuse flâme</text:p>
      <text:p text:style-name="P24">Au-delà du trespas regne encor dans une ame.</text:p>
      <text:p text:style-name="P24"><text:span text:style-name="_3c_pb_3e_"><text:span text:style-name="T12">[2</text:span></text:span><text:span text:style-name="_3c_pb_3e_">8</text:span><text:span text:style-name="_3c_pb_3e_"><text:span text:style-name="T12">]</text:span></text:span>Des champs Élysiens j’ay veu tous les attraits,</text:p>
      <text:p text:style-name="P24">Ces Forests toûjours verdoyantes,</text:p>
      <text:p text:style-name="P24">Ces beaux Astres formez exprés</text:p>
      <text:p text:style-name="P24">Pour luire aux ames innocentes,</text:p>
      <text:p text:style-name="P24">Mais rien n’y peut charmer l’ennuy que je ressens,</text:p>
      <text:p text:style-name="P24">Privée helas de ce que j’aime ;</text:p>
      <text:p text:style-name="P24">Je regrette un plus heureux temps,</text:p>
      <text:p text:style-name="P24">L’amour content est le bonheur suprême,</text:p>
      <text:p text:style-name="P24">Tous les autres sont languissans.</text:p>
      <text:p text:style-name="P24">Ah que j’éprouve bien que l’amoureuse flame,</text:p>
      <text:p text:style-name="P24">Au-delà du trespas regne encor dans une ame.</text:p>
      <text:p text:style-name="P24"/>
      <text:p text:style-name="P24"><text:soft-page-break/>Un tendre souvenir m’occupe incessamment,</text:p>
      <text:p text:style-name="P24">Que fait Orphée en ce moment ?</text:p>
      <text:p text:style-name="P24">Puis-je en douter ? il m’aime, il m’est fidelle,</text:p>
      <text:p text:style-name="P24">Il soûpire, il gémit, sa triste voix m’appelle.</text:p>
      <text:p text:style-name="P24">Ô dieux, que ne peut-il pour son soulagement</text:p>
      <text:p text:style-name="P24">Estre aussi le témoin de ma peine cruelle !</text:p>
      <text:p text:style-name="P24">Mon cher Orphée, helas, je souffre également.</text:p>
      <text:p text:style-name="P24"/>
      <text:p text:style-name="P24">Pourquoy faut-il que Proserpine</text:p>
      <text:p text:style-name="P24">Aujourd’huy me destine</text:p>
      <text:p text:style-name="P24">À l’honneur d’augmenter sa Cour !</text:p>
      <text:p text:style-name="P24">Je trouvois l’Élysée un plus charmant séjour.</text:p>
      <text:p text:style-name="P24">Que de momens va perdre ma tendresse !</text:p>
      <text:p text:style-name="P24">Helas avec tranquilité</text:p>
      <text:p text:style-name="P24">Je pouvois y rêver sans cesse ;</text:p>
      <text:p text:style-name="P24">Cette douce liberté</text:p>
      <text:p text:style-name="P24">Faisoit ma felicité.</text:p>
      <text:p text:style-name="P24"><text:span text:style-name="_3c_pb_3e_"><text:span text:style-name="T12">[2</text:span></text:span><text:span text:style-name="_3c_pb_3e_">9</text:span><text:span text:style-name="_3c_pb_3e_"><text:span text:style-name="T12">]</text:span></text:span>Mais déja de ces lieux on trouble le silence.</text:p>
      <text:p text:style-name="P24">Pluton paroist, évitons sa presence.</text:p>
      <text:h text:style-name="Heading_20_2" text:outline-level="2">Scène seconde</text:h>
      <text:p text:style-name="P44">Pluton</text:p>
      <text:p text:style-name="P24">Qu’entens-je ? est-il donc vray que jusques dans ces lieux</text:p>
      <text:p text:style-name="P24">Un mortel insolent s’avance ?</text:p>
      <text:p text:style-name="P24">Suis-je donc le moindre des Dieux ;</text:p>
      <text:p text:style-name="P24">Et craint-il si peu ma puissance ?</text:p>
      <text:p text:style-name="P24">Ah je dois signaler par des tourmens cruels</text:p>
      <text:p text:style-name="P24">Le châtiment de cette audace ;</text:p>
      <text:p text:style-name="P24">Qu’il vienne ce mortel, il va trouver sa place</text:p>
      <text:p text:style-name="P24">Parmy les fameux criminels.</text:p>
      <text:p text:style-name="_3c_speaker_3e_"/>
      <text:p text:style-name="P24">Mais dis-moy, Dieu du Stix, si dans cette entreprise</text:p>
      <text:p text:style-name="P24">Le Ciel le favorise ?</text:p>
      <text:p text:style-name="P24">D’un Fils de Jupiter les insolens efforts</text:p>
      <text:p text:style-name="P24">Doivent forcer les sombres bords.</text:p>
      <text:p text:style-name="P24">Ah sans doute c’est luy ; Pour me faire la guerre</text:p>
      <text:p text:style-name="P24">Son Pere dans ce jour l’arme de son Tonnerre.</text:p>
      <text:p text:style-name="P24"><text:soft-page-break/>Vous, mes Sujets preparez-vo<text:span text:style-name="T13">u</text:span>s ;</text:p>
      <text:p text:style-name="P24">C<text:span text:style-name="T13">raignons l’effet de son courage,</text:span></text:p>
      <text:p text:style-name="P25"><text:span text:style-name="_3c_pb_3e_"><text:span text:style-name="T12">[</text:span></text:span><text:span text:style-name="_3c_pb_3e_">30</text:span><text:span text:style-name="_3c_pb_3e_"><text:span text:style-name="T12">]</text:span></text:span>Repoussons cét outrage,</text:p>
      <text:p text:style-name="P25">Armons-nous, armons-nous.</text:p>
      <text:p text:style-name="P46">Chœur</text:p>
      <text:p text:style-name="P25">Craignons l’effet de son courage ;</text:p>
      <text:p text:style-name="P25">Repoussons cét outrage,</text:p>
      <text:p text:style-name="P25">Armons-nous, armons-nous.</text:p>
      <text:p text:style-name="_3c_stage_3e_">On entend une charmante melodie comme venant de fort loin.</text:p>
      <text:p text:style-name="P45">Pluton</text:p>
      <text:p text:style-name="_3c_l_3e_">M<text:span text:style-name="T13">ais quels sons éloignez surprennent mes oreilles ?</text:span></text:p>
      <text:p text:style-name="P25">Qu’ils sont nouveaux ! Qu’ils ont dequoy toucher !</text:p>
      <text:p text:style-name="_3c_stage_3e_">On l’entend plus distinctement.</text:p>
      <text:p text:style-name="P25">Chaque instant vers ces lieux semblent les approcher</text:p>
      <text:p text:style-name="P25">Quels autres chants ont des douceurs pareilles ?</text:p>
      <text:p text:style-name="P25"/>
      <text:p text:style-name="P25">Mais ce n’est pas le temps de nous laisser charmer.</text:p>
      <text:p text:style-name="P25">Il faut punir un Temeraire,</text:p>
      <text:p text:style-name="P25">J’ay besoin de ma colére,</text:p>
      <text:p text:style-name="P25">Elle pourroit se calmer.</text:p>
      <text:p text:style-name="P25">Il faut punir un Temeraire,</text:p>
      <text:p text:style-name="P25">Allons, il n’est pas temps de nous laisser charmer.</text:p>
      <text:p text:style-name="P46">Chœur</text:p>
      <text:p text:style-name="P25">Il faut punit un Temeraire,</text:p>
      <text:p text:style-name="P25">Allons, il n’est pas temps de nous laisser charmer.</text:p>
      <text:h text:style-name="Heading_20_2" text:outline-level="2">Scène III</text:h>
      <text:p text:style-name="_3c_speaker_3e_">Ascalax</text:p>
      <text:p text:style-name="P25"><text:span text:style-name="_3c_pb_3e_">[31]</text:span>Sans crainte abandonnez-vous</text:p>
      <text:p text:style-name="P25">À d’aimables charmes,</text:p>
      <text:p text:style-name="P25">L’auteur mesmes de vos allarmes</text:p>
      <text:p text:style-name="P25">L4est aussi de ces chants si doux.</text:p>
      <text:p text:style-name="P25">Il est seul, il est sans armes,</text:p>
      <text:p text:style-name="P25">Il vient en Suppliant embrasser vos genoux.</text:p>
      <text:p text:style-name="P25">Sans crainte abandonnez-vous</text:p>
      <text:p text:style-name="P25">À d’aimables charmes.</text:p>
      <text:p text:style-name="P25"/>
      <text:p text:style-name="P25">Des bords du Styx où je maintiens vos Loix,</text:p>
      <text:p text:style-name="P25">Je croyois du mortel voir bien-tost le naufrage :</text:p>
      <text:p text:style-name="P25"><text:soft-page-break/>Mais sans effort la barque a soutenu son poids ;</text:p>
      <text:p text:style-name="P25">Et du costé de ce Rivage,</text:p>
      <text:p text:style-name="P25">Cerbere déchaisné pour la premiere fois,</text:p>
      <text:p text:style-name="P25">L’a caressé sur son passage.</text:p>
      <text:p text:style-name="P25">Pour obtenir par tout un entier avantage.</text:p>
      <text:p text:style-name="P25">Il chante seulement, et tout céde à sa voix.</text:p>
      <text:h text:style-name="Heading_20_2" text:outline-level="2">Scène IV</text:h>
      <text:p text:style-name="_3c_speaker_3e_">Les Trois Ministres de Pluton</text:p>
      <text:p text:style-name="P25"><text:span text:style-name="_3c_pb_3e_">[32]</text:span>Quels effets surprenans des sons harmonieux</text:p>
      <text:p text:style-name="P25">Qui penetrent ces lieux !</text:p>
      <text:p text:style-name="P25">On n’y void plus rien qui gémisse,</text:p>
      <text:p text:style-name="P25">Rien qui ne s’attendrisse.</text:p>
      <text:p text:style-name="_3c_speaker_3e_">Un de trois</text:p>
      <text:p text:style-name="P25">De ces sons ravissans tout paroist enchanté,</text:p>
      <text:p text:style-name="P25">Sous leur doux effort tout succombe.</text:p>
      <text:p text:style-name="P25">Sisiphe en ce moment repose en liberté.</text:p>
      <text:p text:style-name="P25">Son Rocher sur le Mont avec peine porté,</text:p>
      <text:p text:style-name="P25">D’où sans cesse il roule et retombe,</text:p>
      <text:p text:style-name="P25">S’est arresté.</text:p>
      <text:p text:style-name="_3c_speaker_3e_">Un second</text:p>
      <text:p text:style-name="P25">Promethée enfin respire,</text:p>
      <text:p text:style-name="P25">Le Vautour qui le déchire</text:p>
      <text:p text:style-name="P25">Vient de le laisser en paix :</text:p>
      <text:p text:style-name="P25">On voit la Danaïde oisive,</text:p>
      <text:p text:style-name="P25">Et Tantale boire à longs traits</text:p>
      <text:p text:style-name="P25">L’onde jusque là fugitive.</text:p>
      <text:p text:style-name="_3c_stage_3e_">La Musique que l’on n’entendoit auparavant que du loin, s’entend icy pleinement, et l’on voit Orphée vestu comme les Peintres nous le representent, avec sa Lyre, et une Couronne de Laurier.</text:p>
      <text:p text:style-name="_3c_speaker_3e_">Ascalax</text:p>
      <text:p text:style-name="P25"><text:span text:style-name="_3c_pb_3e_">[33]</text:span>Le mortel luy-mesme arrive,</text:p>
      <text:p text:style-name="P25">Il vient icy se presenter.</text:p>
      <text:p text:style-name="_3c_speaker_3e_">Pluton</text:p>
      <text:p text:style-name="P25">Silence, je veux l’écouter.</text:p>
      <text:h text:style-name="Heading_20_2" text:outline-level="2">Scène V</text:h>
      <text:p text:style-name="_3c_speaker_3e_">Orphée</text:p>
      <text:p text:style-name="P25">Monarque des Enfers que la Terre revére,</text:p>
      <text:p text:style-name="P25">À qui nous devons tous un tribut necessaire,</text:p>
      <text:p text:style-name="P25">Vous voyez devant vous le fils du Dieu du Jour ;</text:p>
      <text:p text:style-name="P25"><text:soft-page-break/>Il n’y vient point poussé d’un dessein temeraire,</text:p>
      <text:p text:style-name="P25">Il y vient forcé par l’Amour.</text:p>
      <text:p text:style-name="P25"/>
      <text:p text:style-name="P25">S’il vous souvient de vos allarames,</text:p>
      <text:p text:style-name="P25">Quand dans les premiers feux d’un Hymen plein de charmes</text:p>
      <text:p text:style-name="P25">De vostre Proserpine on voulut vous priver :</text:p>
      <text:p text:style-name="P25">Jugez quel déplaisir mon cœur doit éprouver ;</text:p>
      <text:p text:style-name="P25">Je pers une Espouse adorable,</text:p>
      <text:p text:style-name="P25">La Mort, la Mort impitoyable,</text:p>
      <text:p text:style-name="P25">Dans son plus beau printemps vient de me l’enlever.</text:p>
      <text:p text:style-name="P25"/>
      <text:p text:style-name="P25"><text:span text:style-name="_3c_pb_3e_">[34]</text:span>Qu’une vie heureuse et nouvelle</text:p>
      <text:p text:style-name="P25">La redonne en ce jour à mon amour fidelle ;</text:p>
      <text:p text:style-name="P25">Rendez-la-moy<text:note text:id="ftn0" text:note-class="footnote"><text:note-citation>1</text:note-citation><text:note-body><text:p text:style-name="P55">Rendez-là-moy</text:p></text:note-body></text:note>, grand Dieu ; pour me la rendre, helas !</text:p>
      <text:p text:style-name="P25">En sera-t-elle moins mortelle ?</text:p>
      <text:p text:style-name="P25">Et ne faut-il pas qu’avec elle</text:p>
      <text:p text:style-name="P25">Tost ou tard sous vos loix je retombe icy bas ?<text:note text:id="ftn1" text:note-class="footnote"><text:note-citation>2</text:note-citation><text:note-body><text:p text:style-name="Footnote">.</text:p></text:note-body></text:note></text:p>
      <text:p text:style-name="_3c_speaker_3e_">Pluton</text:p>
      <text:p text:style-name="P26">Quel nouveau charme ! quel prodige !</text:p>
      <text:p text:style-name="P26">J’écoute, et malgré moy je me laisse attendrir ;</text:p>
      <text:p text:style-name="P26">Il se plaint, et je sens la douleur qui l’afflige,</text:p>
      <text:p text:style-name="P26">Mesme contre mes droits je veux le secourir.</text:p>
      <text:p text:style-name="P26"/>
      <text:p text:style-name="P26">Va, trop heureux Mortel, je prens part à ta peine,</text:p>
      <text:p text:style-name="P26">Ma pitié ne sera pas vaine :</text:p>
      <text:p text:style-name="P26">Depuis que ton Espouse est soûmise à la mort,</text:p>
      <text:p text:style-name="P26">Proserpine regle son sort ;</text:p>
      <text:p text:style-name="P26">Je sçauray disposer la Déesse à la rendre.</text:p>
      <text:p text:style-name="_3c_speaker_3e_">Orphée</text:p>
      <text:p text:style-name="P26">Ah ! que nos cœurs reconnoissans</text:p>
      <text:p text:style-name="P26">Sur vos Autels vont prodiguer d’encens !</text:p>
      <text:p text:style-name="P26">C’est tout ce qu’un grand Dieu des mortels peut attendre.</text:p>
      <text:p text:style-name="_3c_speaker_3e_">Pluton</text:p>
      <text:p text:style-name="P26">Puisque le Destin aujourd’huy</text:p>
      <text:p text:style-name="P26">De tant de malheureux veut suspendre les peines ;</text:p>
      <text:p text:style-name="P26"><text:span text:style-name="_3c_pb_3e_"><text:span text:style-name="T13">[3</text:span></text:span><text:span text:style-name="_3c_pb_3e_">5</text:span><text:span text:style-name="_3c_pb_3e_"><text:span text:style-name="T13">]</text:span></text:span>Pluton ne sera pas moins indulgent que luy,</text:p>
      <text:p text:style-name="P26"><text:soft-page-break/>Je veux qu’ils sortent de leurs chaisnes.</text:p>
      <text:p text:style-name="P26"/>
      <text:p text:style-name="P26">Pour honorer l’autheur de ces doux changemens,</text:p>
      <text:p text:style-name="P26">Venez, empressez-vous, infortunez coupables ;</text:p>
      <text:p text:style-name="P26">Et vous, dont les jeux surprenans</text:p>
      <text:p text:style-name="P26">Font quelquefois mes divertissemens,</text:p>
      <text:p text:style-name="P26">Rendez-luy, s’il se peut, les momens agreables</text:p>
      <text:p text:style-name="P26">Dont ces lieux luy sont redevables.</text:p>
      <text:p text:style-name="_3c_stage_3e_">Pluton s’en va, avec Ascalax et les autres Suivans.</text:p>
      <text:h text:style-name="Heading_20_2" text:outline-level="2">Scène VI</text:h>
      <text:p text:style-name="P52">Les Ombres Criminelles témoignent la joye qu’elles ont d’estre soulagées.</text:p>
      <text:p text:style-name="P52">Des Lutins accoûtumez à divertir Pluton les secondent.</text:p>
      <text:p text:style-name="_3c_speaker_3e_">Le Chœur</text:p>
      <text:p text:style-name="P26">Heureux Mortel, quelle est ta gloire !</text:p>
      <text:p text:style-name="P26">Celebrons-la par nos Concerts.</text:p>
      <text:p text:style-name="P26">Est-il de plus grande Victoire</text:p>
      <text:p text:style-name="P26">Que d’avoir charmé les Enfers ?</text:p>
      <text:p text:style-name="P26">Heureux Mortel, quelle est ta gloire !</text:p>
      <text:p text:style-name="P26">Celebrons-la<text:note text:id="ftn2" text:note-class="footnote"><text:note-citation>3</text:note-citation><text:note-body><text:p text:style-name="P56">Celebrons-là</text:p></text:note-body></text:note> par nos Concerts.</text:p>
      <text:p text:style-name="_3c_stage_3e_">Des Danses succédent aux Chants, et l’arrivée de quelques Ombres heureuses semble annoncer celle d’Euridice.</text:p>
      <text:p text:style-name="_3c_speaker_3e_">Les Chœurs</text:p>
      <text:p text:style-name="P26"><text:span text:style-name="_3c_pb_3e_"><text:span text:style-name="T13">[3</text:span></text:span><text:span text:style-name="_3c_pb_3e_">6</text:span><text:span text:style-name="_3c_pb_3e_"><text:span text:style-name="T13">]</text:span></text:span>Ton Espouse va reprendre</text:p>
      <text:p text:style-name="P26">Tout ce qu’elle avoit d’attraits :</text:p>
      <text:p text:style-name="P26">Mais pouvons-nous nous deffendre</text:p>
      <text:p text:style-name="P26">De former des vœux secrets ;</text:p>
      <text:p text:style-name="P26">Qu’on differe à te la rendre :</text:p>
      <text:p text:style-name="P26">Ne presse plus pour l’obtenir,</text:p>
      <text:p text:style-name="P26">Calme un peu ton impatience ;</text:p>
      <text:p text:style-name="P26">Ta peine ne sçauroit finir</text:p>
      <text:p text:style-name="P26">Que la nostre ne recommence.</text:p>
      <text:h text:style-name="Heading_20_2" text:outline-level="2">Scène VII</text:h>
      <text:p text:style-name="_3c_speaker_3e_">Ascalax</text:p>
      <text:p text:style-name="P26">Pluton qui de ton sort dispose,</text:p>
      <text:p text:style-name="P26">Rend Euridice à ton amour :</text:p>
      <text:p text:style-name="P26">Mais écoute ce qu’à son tour</text:p>
      <text:p text:style-name="P26">Ce Monarque absolu t’impose.</text:p>
      <text:p text:style-name="P26"><text:soft-page-break/>Rien ne peut plus te retarder,</text:p>
      <text:p text:style-name="P26">Tu vas partir seul avec elle ;</text:p>
      <text:p text:style-name="P26">Garde-toy de la regarder,</text:p>
      <text:p text:style-name="P26">Que tu ne sois sorty de cette ombre éternelle ;</text:p>
      <text:p text:style-name="P26">Si devant ce moment tes yeux sont satisfaits,</text:p>
      <text:p text:style-name="P26">Tu pers Euridice à jamais.</text:p>
      <text:p text:style-name="_3c_speaker_3e_">Orphée</text:p>
      <text:p text:style-name="P27"><text:span text:style-name="_3c_pb_3e_"><text:span text:style-name="T13">[37]</text:span></text:span>Euridice, est-ce vous ? ô contrainte sevére !</text:p>
      <text:p text:style-name="_3c_speaker_3e_">Euridice</text:p>
      <text:p text:style-name="_3c_stage_3e_">voilée.</text:p>
      <text:p text:style-name="P27">Recevons les graces des Dieux</text:p>
      <text:p text:style-name="P27">Telles qu’ils veulent nous les faire.</text:p>
      <text:p text:style-name="_3c_speaker_3e_">Ascalax</text:p>
      <text:p text:style-name="P27">Laissez du Styx le passage ordinaire,</text:p>
      <text:p text:style-name="P27">Ce chemin vous conduit à la clarté des Cieux ;</text:p>
      <text:p text:style-name="P27">Mais profitez au sortir de ces lieux</text:p>
      <text:p text:style-name="P27">D’un secret que Pluton veut bien ne vous pas taire.</text:p>
      <text:p text:style-name="P27"/>
      <text:p text:style-name="P27">Les crimes des mortels sont connus icy bas,</text:p>
      <text:p text:style-name="P27">Apprenez celuy d’Orasie ;</text:p>
      <text:p text:style-name="P27">Elle aime Orphée, et c’est sa jalousie</text:p>
      <text:p text:style-name="P27">Qui d’Euridice a causé le trépas.</text:p>
      <text:p text:style-name="_3c_speaker_3e_">Orphée</text:p>
      <text:p text:style-name="P27">Le perfide, grands Dieux ! je cours à la vangeance.</text:p>
      <text:p text:style-name="_3c_speaker_3e_">Euridice</text:p>
      <text:p text:style-name="_3c_stage_3e_">voilée.</text:p>
      <text:p text:style-name="P27">Bien qu’elle m’ait ravy le jour,</text:p>
      <text:p text:style-name="P27">Mon cœur luy pardonne une offense,</text:p>
      <text:p text:style-name="P27">Qui m’a fait voir tout vostre amour :</text:p>
      <text:p text:style-name="P27">Cherchons seulement un séjour</text:p>
      <text:p text:style-name="P27">Qui ne soit pas sous sa puissance.</text:p>
      <text:p text:style-name="_3c_speaker_3e_">Ascalax</text:p>
      <text:p text:style-name="P27">Partez, heureux Espoux, vos destins sont changez,</text:p>
      <text:p text:style-name="P27">Vostre Amour est content, c’est estre assez vangez.</text:p>
      <text:p text:style-name="_3c_speaker_3e_">Les Chœurs</text:p>
      <text:p text:style-name="P27">Vos destins sont changez</text:p>
      <text:p text:style-name="P27"><text:span text:style-name="_3c_pb_3e_"><text:span text:style-name="T13">[3</text:span></text:span><text:span text:style-name="_3c_pb_3e_">8</text:span><text:span text:style-name="_3c_pb_3e_"><text:span text:style-name="T13">]</text:span></text:span>Votre amour est content, c’est este assés vangez.</text:p>
      <text:p text:style-name="_3c_stage_3e_">Les Ombres heureuses ostent à Euridice son voile, et Orphée cesse de tourner ses yeux sur elle.</text:p>
      <text:p text:style-name="_3c_speaker_3e_">Ascalax</text:p>
      <text:p text:style-name="_3c_stage_3e_">aux Ombres criminelles.</text:p>
      <text:p text:style-name="P27"><text:soft-page-break/>Vous, Troupe à souffrir condamnée,</text:p>
      <text:p text:style-name="P27">Rentrez, rentrez dans vos fers :</text:p>
      <text:p text:style-name="P27">Orphée en quittant les Enfers,</text:p>
      <text:p text:style-name="P27">Vous rend à vostre destinée.</text:p>
      <text:h text:style-name="Heading_20_2" text:outline-level="2">Scène VIII</text:h>
      <text:p text:style-name="_3c_speaker_3e_">Orphée</text:p>
      <text:p text:style-name="P27">Vous reverrez le jour ; Quel heureux changement !</text:p>
      <text:p text:style-name="P27">Mais que je souffre en ce moment</text:p>
      <text:p text:style-name="P27">De n’oser prés de vous joüir de vostre veuë.</text:p>
      <text:p text:style-name="P27">Ah ! cherchons promptement la lumiere des Cieux,</text:p>
      <text:p text:style-name="P27">Puis qu’avec elle enfin me doit estre renduë</text:p>
      <text:p text:style-name="P27">Celle de vos beaux yeux.</text:p>
      <text:p text:style-name="P27"/>
      <text:p text:style-name="P27">Ah que je sens d’impatience !</text:p>
      <text:p text:style-name="_3c_speaker_3e_">Euridice</text:p>
      <text:p text:style-name="P27">Ah quand pourra mon tendre cœur</text:p>
      <text:p text:style-name="P27">Vous monstrer toute son ardeur ?</text:p>
      <text:p text:style-name="P27">Vous estes à la fois ma plus chere esperance,</text:p>
      <text:p text:style-name="P27">Mon Amant, mon Espous, et mon Liberateur,</text:p>
      <text:p text:style-name="P27"><text:span text:style-name="_3c_pb_3e_"><text:span text:style-name="T13">[3</text:span></text:span><text:span text:style-name="_3c_pb_3e_">9</text:span><text:span text:style-name="_3c_pb_3e_"><text:span text:style-name="T13">]</text:span></text:span>Tout s’unit en vostre faveur,</text:p>
      <text:p text:style-name="P27">Amour, devoir, reconnoissance,</text:p>
      <text:p text:style-name="P27">Ah ! quand pourra mon tendre cœur</text:p>
      <text:p text:style-name="P27">Vous monstrer toute son ardeur.</text:p>
      <text:p text:style-name="P28"><text:span text:style-name="T14">Ah ! que je sens d’impatience !</text:span></text:p>
      <text:p text:style-name="_3c_stage_3e_">La lumiere disparoist.</text:p>
      <text:p text:style-name="P27">Que cette obscurité vient à propos s’offrir</text:p>
      <text:p text:style-name="P27">Pour rendre de Pluton la deffense inutile.</text:p>
      <text:p text:style-name="_3c_speaker_3e_">Orphée</text:p>
      <text:p text:style-name="P27">Elle m’espargne un soin importun, difficile,</text:p>
      <text:p text:style-name="P27">Mais je ne vous vois pas, et c’est toujours souffrir.</text:p>
      <text:p text:style-name="P27"/>
      <text:p text:style-name="P27">Avançons, achevons cette triste carriere ;</text:p>
      <text:p text:style-name="P27">S’il se peut ne vous lassez pas.</text:p>
      <text:p text:style-name="P27">Nous touchons presque à la lumiere.</text:p>
      <text:p text:style-name="_3c_stage_3e_">La Lumiere revient, et laisse voir tout le devant du Theatre changé. C’est une partie du Mont Rhodope et l’on reconnoist la Bouche d’un Antre par où Orphée est déjà sorty des Enfers. Euridice ne l’est pas encore.</text:p>
      <text:p text:style-name="P27">Respondez-moy du moins, marchez-vous sur mes pas ?</text:p>
      <text:p text:style-name="P27"><text:soft-page-break/>Je ne l’entens plus, quel supplice !</text:p>
      <text:p text:style-name="P27">Que faire ? ah que je sens de mouvements divers !</text:p>
      <text:p text:style-name="P27">Cherchons…</text:p>
      <text:p text:style-name="_3c_stage_3e_">Orphée regarde Euridice, laquelle dans ce moment paroist sortir de l’Antre ; mais elle en est empéchée par des Ministres de Pluton qui la retirent avec violence.</text:p>
      <text:p text:style-name="_3c_speaker_3e_">Euridice</text:p>
      <text:p text:style-name="P27">Orphée, helas, tu n’a plus d’Euridice.</text:p>
      <text:h text:style-name="Heading_20_2" text:outline-level="2">Scène IX</text:h>
      <text:p text:style-name="_3c_speaker_3e_">Orphée</text:p>
      <text:p text:style-name="_3c_stage_3e_">seul</text:p>
      <text:p text:style-name="P27"><text:span text:style-name="_3c_pb_3e_"><text:span text:style-name="T13">[</text:span></text:span><text:span text:style-name="_3c_pb_3e_">40</text:span><text:span text:style-name="_3c_pb_3e_"><text:span text:style-name="T13">]</text:span></text:span>Dieux, je l’ay veuë, et je la pers !</text:p>
      <text:p text:style-name="P27">Mortel regard ! funeste impatience !</text:p>
      <text:p text:style-name="P27">Pluton, ce n’est pas là violer ta deffence,</text:p>
      <text:p text:style-name="P27">Retournons promptement par ces chemins ouverts.</text:p>
      <text:p text:style-name="P27">Scène X</text:p>
      <text:p text:style-name="_3c_stage_3e_">Une Troupe de Ministres de Pluton s’oppose à son passage.</text:p>
      <text:p text:style-name="_3c_speaker_3e_">Orphée</text:p>
      <text:p text:style-name="P27">Souffrez…</text:p>
      <text:p text:style-name="_3c_speaker_3e_">Le Chœur</text:p>
      <text:p text:style-name="P27">Non, non, nous sommes inflexibles,</text:p>
      <text:p text:style-name="P27">Non, la pitié deux fois n’entre point aux Enfers.</text:p>
      <text:p text:style-name="_3c_speaker_3e_">Orphée</text:p>
      <text:p text:style-name="P27">Peut-estre encor je les rendray sensibles ;</text:p>
      <text:p text:style-name="P27">Accordez-moy…</text:p>
      <text:p text:style-name="_3c_speaker_3e_">Le Chœur</text:p>
      <text:p text:style-name="P27">Non, non, nous sommes inflexibles,</text:p>
      <text:p text:style-name="P27">Non, la pitié deux fois n’entre point eux Enfers.</text:p>
      <text:p text:style-name="_3c_stage_3e_">Les Ministres du Pluton repoussent Orphée hors du Theatre.</text:p>
      <text:h text:style-name="Heading_20_1" text:outline-level="1">Acte III</text:h>
      <text:p text:style-name="P53"><text:span text:style-name="_3c_pb_3e_"><text:span text:style-name="T13">[4</text:span></text:span><text:span text:style-name="_3c_pb_3e_">1</text:span><text:span text:style-name="_3c_pb_3e_"><text:span text:style-name="T13">]</text:span></text:span>Le Theatre acheve de changer, et represente le Mont Rhodope.</text:p>
      <text:h text:style-name="P61" text:outline-level="2">Scène première</text:h>
      <text:p text:style-name="P47">Orasie</text:p>
      <text:p text:style-name="P29">C’est icy que d’Orphée on attend le retour.</text:p>
      <text:p text:style-name="P29">Par cét Antre fameux Rhodope ouvre un passage</text:p>
      <text:p text:style-name="P29">À qui veut penetrer dans l’infernal séjour.</text:p>
      <text:p text:style-name="P29">Orphée est le premier qu’un trop parfait amour</text:p>
      <text:p text:style-name="P29">vient d’engager à ce voyage.</text:p>
      <text:p text:style-name="P29">Dessein pour luy trop dangereux !</text:p>
      <text:p text:style-name="P29"><text:soft-page-break/>C’est cette crainte qui m’amene ;</text:p>
      <text:p text:style-name="P29">Mais je ressens encor un trouble plus affreux,</text:p>
      <text:p text:style-name="P29">Et je tremble qu’il ne revienne</text:p>
      <text:p text:style-name="P29">Avec son Euridice au comble de ses vœux.</text:p>
      <text:p text:style-name="P29"><text:span text:style-name="_3c_pb_3e_"><text:span text:style-name="T13">[4</text:span></text:span><text:span text:style-name="_3c_pb_3e_">2</text:span><text:span text:style-name="_3c_pb_3e_"><text:span text:style-name="T13">]</text:span></text:span>Quoy, je te reverrois, odieuse ennemie,</text:p>
      <text:p text:style-name="P29">Retourner à la vie,</text:p>
      <text:p text:style-name="P29">J’aurois commis un crime en vain !</text:p>
      <text:p text:style-name="P29">Non, non, elle te peut encor estre <text:span text:style-name="T15">r</text:span>a<text:span text:style-name="T15">vi</text:span>e,</text:p>
      <text:p text:style-name="P29">Et mesme aux yeux d’Orphée…</text:p>
      <text:p text:style-name="_3c_speaker_3e_">Ismene</text:p>
      <text:p text:style-name="P30">Ah quittez ce dessein.</text:p>
      <text:p text:style-name="P30">De vostre premiere vangeance</text:p>
      <text:p text:style-name="P30">Le projet fut bien mieux conduit :</text:p>
      <text:p text:style-name="P30">elle ne fit pas tant de bruit</text:p>
      <text:p text:style-name="P30">Et vous laissoit plus d’esperance :</text:p>
      <text:p text:style-name="P30">Pourquoy par une violence</text:p>
      <text:p text:style-name="P30">Voulez-vous en perdre le fruit ?</text:p>
      <text:p text:style-name="P30">Voulez-vous donc qu’Orphée à jamais vous déteste ?</text:p>
      <text:p text:style-name="_3c_speaker_3e_">Orasie</text:p>
      <text:p text:style-name="P31">Chere Ismene, soûtiens la raison qui me reste.</text:p>
      <text:p text:style-name="P31">Mais j’imagine en ce moment</text:p>
      <text:p text:style-name="P31">Un coup plus favorable à mon ressentiment.</text:p>
      <text:p text:style-name="P31">De Bachus aujourd’huy c’est le grand sacrifice,</text:p>
      <text:p text:style-name="P31">Dès long-temps, tu le sçais, j’eus soin de prevenir</text:p>
      <text:p text:style-name="P31">Nos Bachantes contre Euridice ;</text:p>
      <text:p text:style-name="P31">Si nous la voyons revenir,</text:p>
      <text:p text:style-name="P31">Faisons que leurs fureurs s’arment pour son supplice.</text:p>
      <text:p text:style-name="_3c_speaker_3e_">Ismene</text:p>
      <text:p text:style-name="P31">C’est exposer Orphée aux mesme traits.</text:p>
      <text:p text:style-name="_3c_speaker_3e_">Orasie</text:p>
      <text:p text:style-name="P31">Sur elle n’ay-je pas l’autorité suprême ?</text:p>
      <text:p text:style-name="P31">Je sçauray bien perdre ce que je hais, </text:p>
      <text:p text:style-name="P31">Et sauver ce que j’aime.</text:p>
      <text:p text:style-name="_3c_stage_3e_">Orphée paroist.</text:p>
      <text:p text:style-name="P31"><text:span text:style-name="_3c_pb_3e_"><text:span text:style-name="T13">[4</text:span></text:span><text:span text:style-name="_3c_pb_3e_">3</text:span><text:span text:style-name="_3c_pb_3e_"><text:span text:style-name="T13">]</text:span></text:span>Mais le Ciel auroit-il secondé mes souhaits ?</text:p>
      <text:p text:style-name="P31">Orphée est de retour, ma joye est sans égale,</text:p>
      <text:p text:style-name="P31">Je le vois sans ma rivale.</text:p>
      <text:p text:style-name="P31">Il vient. Feignons de la douleur</text:p>
      <text:p text:style-name="P31"><text:soft-page-break/>D’un succés qui fait mon bonheur.</text:p>
      <text:h text:style-name="Heading_20_2" text:outline-level="2">Scène seconde</text:h>
      <text:p text:style-name="_3c_stage_3e_">Orasie, Orphée, Ismene. Eurimede arrive presqu’en mesme temps.</text:p>
      <text:p text:style-name="_3c_speaker_3e_">Orasie</text:p>
      <text:p text:style-name="P31">Faut-il que l’amitié qui pour vous m’interesse</text:p>
      <text:p text:style-name="P31">N’ose se réjoüir de vostre heureux retour ?</text:p>
      <text:p text:style-name="P31">Et ne monte que ma tristesse</text:p>
      <text:p text:style-name="P31">De vous voir revenir sans ramener au jour</text:p>
      <text:p text:style-name="P31">L’objet seul de vostre tendresse.</text:p>
      <text:p text:style-name="P31">Mais le sort veut que les Enfers</text:p>
      <text:p text:style-name="P31">Aux Mortels soient inaccessibles.</text:p>
      <text:p text:style-name="_3c_speaker_3e_">Orphée</text:p>
      <text:p text:style-name="P31">Reine, ces lieux terribles</text:p>
      <text:p text:style-name="P31">N’en doutez pas, viennent de m’estre ouverts.</text:p>
      <text:p text:style-name="P31">Et c’est là que j’ay sçeu, Barbare,</text:p>
      <text:p text:style-name="P31">Que si mon Euridice a fini son destin,</text:p>
      <text:p text:style-name="P31">Le coup, helas ! qui nous separe</text:p>
      <text:p text:style-name="P31">Ne partoit que de vostre main.</text:p>
      <text:p text:style-name="P31">Malgré vous, je le vois, vostre trouble s’exprime,</text:p>
      <text:p text:style-name="P31">Voulez-vous que je mette au jour ?</text:p>
      <text:p text:style-name="_3c_speaker_3e_">Orasie</text:p>
      <text:p text:style-name="P31"><text:span text:style-name="_3c_pb_3e_"><text:span text:style-name="T13">[4</text:span></text:span><text:span text:style-name="_3c_pb_3e_">4</text:span><text:span text:style-name="_3c_pb_3e_"><text:span text:style-name="T13">]</text:span></text:span>Eh bien je confesse mon crime,</text:p>
      <text:p text:style-name="P31">Mais <text:span text:style-name="T16">toy, cruel, tu feins d’ignorer mon amour.</text:span></text:p>
      <text:p text:style-name="P32">C’est pourtant cét amour qui me l’a fait commettre,</text:p>
      <text:p text:style-name="P32">Je croyois dans l’oubly le cacher pour jamais ;</text:p>
      <text:p text:style-name="P32">Et le temps sembloit me promettre</text:p>
      <text:p text:style-name="P32">D’adoucir enfin tes regrets.</text:p>
      <text:p text:style-name="P32">Qu’un jour…</text:p>
      <text:p text:style-name="_3c_speaker_3e_">Orphée</text:p>
      <text:p text:style-name="P32">Un jour ! l’avez-vous donc pû croire</text:p>
      <text:p text:style-name="P32">Qu’Euridice jamais sorte de ma memoire ?</text:p>
      <text:p text:style-name="P32">Non, non, malgré la mort, elle sera toûjours</text:p>
      <text:p text:style-name="P32">L’unique objet de mes amours,</text:p>
      <text:p text:style-name="P32">Et de vostre impuissante rage.</text:p>
      <text:p text:style-name="P32">C’est ainsi que je laisse à vanger mon outrage</text:p>
      <text:p text:style-name="P32">À vostre desespoir, à vos transports jaloux ;</text:p>
      <text:p text:style-name="P32">Ah que ne m’aimez-vous mille fois davantage,</text:p>
      <text:p text:style-name="P32"><text:soft-page-break/>Pour en ressentir mieux l’horreur que j’ay pour vous.</text:p>
      <text:p text:style-name="_3c_speaker_3e_">Orasie</text:p>
      <text:p text:style-name="P32">Épargne-toy cette esperance vaine ;</text:p>
      <text:p text:style-name="P32">C’en est fait, je ne t’aime plus.</text:p>
      <text:p text:style-name="P32">Tu me peux desormais chercher quelque autre peine,</text:p>
      <text:p text:style-name="P32">Mais je dois te punir de tes cruels rebuts,</text:p>
      <text:p text:style-name="P32">Tremble, ma vangeance est prochaine,</text:p>
      <text:p text:style-name="P32">C’en est fait, je ne t’aime plus.</text:p>
      <text:h text:style-name="Heading_20_2" text:outline-level="2">Scène troisiesme</text:h>
      <text:p text:style-name="_3c_speaker_3e_">Orphée</text:p>
      <text:p text:style-name="P32"><text:span text:style-name="_3c_pb_3e_"><text:span text:style-name="T13">[4</text:span></text:span><text:span text:style-name="_3c_pb_3e_">5</text:span><text:span text:style-name="_3c_pb_3e_"><text:span text:style-name="T13">]</text:span></text:span>Appren, cher Eurimede, et plains mon triste sort.</text:p>
      <text:p text:style-name="P32">J’avois charmé l’empire de la mort ;</text:p>
      <text:p text:style-name="P32">Tout à mes vœux s’estoit rendu propice,</text:p>
      <text:p text:style-name="P32">Et je ramenois Euridice.</text:p>
      <text:p text:style-name="P32">Une dure loy seulement</text:p>
      <text:p text:style-name="P32">Me deffendoit de voir cét objet si charmant</text:p>
      <text:p text:style-name="P32">Dans les lieux où Pluton exerce sa puissance.</text:p>
      <text:p text:style-name="P32">Mes yeux long-temps se sont fait violence,</text:p>
      <text:p text:style-name="P32">Mais la crainte, l’amour, dans un fatal moment…</text:p>
      <text:p text:style-name="P32">Ah Pluton, un regard me rend-il si coupable ?</text:p>
      <text:p text:style-name="P32">Avec tant de rigueur pourquoy me condamner ?</text:p>
      <text:p text:style-name="P32">Helas, fût-il jamais faute plus pardonnable,</text:p>
      <text:p text:style-name="P32">Si l’Enfer sçavoit pardonner ?</text:p>
      <text:p text:style-name="_3c_speaker_3e_">Orphée et Eurimede</text:p>
      <text:p text:style-name="P32">Helas, fût-il jamais faute plus pardonnable,</text:p>
      <text:p text:style-name="P32">Si l’Enfer sçavoit pardonner ?</text:p>
      <text:p text:style-name="_3c_speaker_3e_">Orphée</text:p>
      <text:p text:style-name="P32">Laisse-moy seul icy soupirer et me plaindre.</text:p>
      <text:p text:style-name="_3c_speaker_3e_">Eurimede</text:p>
      <text:p text:style-name="P32">Quelque soit vostre sort je veux le partager.</text:p>
      <text:p text:style-name="_3c_speaker_3e_">Orphée</text:p>
      <text:p text:style-name="P32"><text:span text:style-name="_3c_pb_3e_"><text:span text:style-name="T13">[4</text:span></text:span><text:span text:style-name="_3c_pb_3e_">6</text:span><text:span text:style-name="_3c_pb_3e_"><text:span text:style-name="T13">]</text:span></text:span>Ce n’est pas me soulager,</text:p>
      <text:p text:style-name="P32">Et ce seroit me contraindre.</text:p>
      <text:p text:style-name="_3c_speaker_3e_">Eurimede</text:p>
      <text:p text:style-name="P32">Orphée, ô Dieux ! refuse de me voir !</text:p>
      <text:p text:style-name="_3c_speaker_3e_">Orphée</text:p>
      <text:p text:style-name="P32">Va, laisse un malheureux que ta presence gêne.</text:p>
      <text:p text:style-name="_3c_speaker_3e_">Eurimede</text:p>
      <text:p text:style-name="P32">Quoy l’amitié demeure vaine ?</text:p>
      <text:p text:style-name="_3c_speaker_3e_"><text:soft-page-break/>Orphée</text:p>
      <text:p text:style-name="P32">Tout ce qui faisoit mon bonheur</text:p>
      <text:p text:style-name="P32">Dans l’estat où je suis rend ma peine plus rude :</text:p>
      <text:p text:style-name="P32">Et je ne veux dans cette solitude</text:p>
      <text:p text:style-name="P32">Qu’un tendre souvenir, ma Lyre, et ma douleur.</text:p>
      <text:h text:style-name="Heading_20_2" text:outline-level="2">Scène quatriesme</text:h>
      <text:p text:style-name="_3c_speaker_3e_">Orphée</text:p>
      <text:p text:style-name="_3c_stage_3e_">seul</text:p>
      <text:p text:style-name="P32">Sejour affreux et solitaire,</text:p>
      <text:p text:style-name="P32">Seul séjour qui puisse me plaire :</text:p>
      <text:p text:style-name="P32">Que vous convenez bien à l’horreur de mon sort,</text:p>
      <text:p text:style-name="P32">Quand je ne cherche que la mort.</text:p>
      <text:p text:style-name="P32"><text:span text:style-name="_3c_pb_3e_"><text:span text:style-name="T13">[4</text:span></text:span><text:span text:style-name="_3c_pb_3e_">7</text:span><text:span text:style-name="_3c_pb_3e_"><text:span text:style-name="T13">]</text:span></text:span>Euridice faisoit le bonheur de ma vie,</text:p>
      <text:p text:style-name="P32">Deux fois, helas, deux fois la mort me l’a ravie.</text:p>
      <text:p text:style-name="_3c_stage_3e_">Les Rochers retentissent des plaintes d’Orphée</text:p>
      <text:p text:style-name="P32">Echo, vous qui dans ces deserts</text:p>
      <text:p text:style-name="P32">Me montrez une pitié vaine,</text:p>
      <text:p text:style-name="P32">Au lieu de perdre dans les Airs</text:p>
      <text:p text:style-name="P32">Le triste recit de ma peine,</text:p>
      <text:p text:style-name="P32">Par ces Gouffres profonds, penetrez aux Enfers :</text:p>
      <text:p text:style-name="P32">Que le fier Pluton s’attendrisse ;</text:p>
      <text:p text:style-name="P32">En écoutant ma languissante voix</text:p>
      <text:p text:style-name="P32">Gemir et redire cent fois,</text:p>
      <text:p text:style-name="P32">Je vous pers pour jamais Euridice, Euridice.</text:p>
      <text:p text:style-name="_3c_stage_3e_">Les Animaux les plus farouches viennent écouter Orphée.</text:p>
      <text:p text:style-name="P32">Que le fier Pluton s’attendrisse ;</text:p>
      <text:p text:style-name="P32">Des Antres et des Bois les plus fiers habitans</text:p>
      <text:p text:style-name="P32">Eux mesmes sont touchez des peines que je sens.</text:p>
      <text:p text:style-name="P32">Euridice faisoit le bonheur de ma vie,</text:p>
      <text:p text:style-name="P32">Deux fois, helas, deux fois la mort me l’a ravie.</text:p>
      <text:p text:style-name="_3c_stage_3e_">La verdure naist sur les Roches nuës et seiches du Mont Rhodope. Les Arbres y sont attirez, et les Ruisseaux commencent à y couler.</text:p>
      <text:p text:style-name="P32">Eh que sert à me consoler !</text:p>
      <text:p text:style-name="P32">Que ces Rochers pour moy se couvrent de verdure ?</text:p>
      <text:p text:style-name="P32"><text:span text:style-name="_3c_pb_3e_"><text:span text:style-name="T13">[4</text:span></text:span><text:span text:style-name="_3c_pb_3e_">8</text:span><text:span text:style-name="_3c_pb_3e_"><text:span text:style-name="T13">]</text:span></text:span>Clairs ruisseaux que ces lieux n’ont jamais veu couler,</text:p>
      <text:p text:style-name="P32">Cessez vostre naissant murmure,</text:p>
      <text:p text:style-name="P32">Miracles de ma voix maintenant superflus</text:p>
      <text:p text:style-name="P32">Vous ne me plaisez plus.</text:p>
      <text:p text:style-name="P32"><text:soft-page-break/></text:p>
      <text:p text:style-name="P32">Loin de moy ces Lauriers d’une gloire sterile.</text:p>
      <text:p text:style-name="_3c_stage_3e_">Orphée jette sa Couronne et sa Lyre, et la Symphonie cesse.</text:p>
      <text:p text:style-name="P32">Vain Instrument d’un Art désormais inutile</text:p>
      <text:p text:style-name="P32">Allez où rendez-moy le bien qu’on m’a<text:note text:id="ftn3" text:note-class="footnote"><text:note-citation>4</text:note-citation><text:note-body><text:p text:style-name="P57">ma</text:p></text:note-body></text:note> ravy.</text:p>
      <text:p text:style-name="P33">Que dis-je, helas ! Vous m’avez bien servy</text:p>
      <text:p text:style-name="P33">Et je me plaignois sans Justice.</text:p>
      <text:p text:style-name="P33">Mes yeux seuls m’ont causé le plus grand des malheurs,</text:p>
      <text:p text:style-name="P33">Ils m’ont coûté mon Euridice ;</text:p>
      <text:p text:style-name="P33">Mes yeux, mes tristes yeux noyez-vous dans les pleurs.</text:p>
      <text:p text:style-name="P33"/>
      <text:p text:style-name="P33">Je ne la verray plus ! ô tourment effroyable !</text:p>
      <text:p text:style-name="P33">Nul espoir ne vient plus s’offrir.</text:p>
      <text:p text:style-name="P33">Tigres, Lions, venez me secourir,</text:p>
      <text:p text:style-name="P33">Déchirez, dévorez un Amant miserable ;</text:p>
      <text:p text:style-name="P33">Helas en me faisant perir</text:p>
      <text:p text:style-name="P33">Vous me rendrez à ce que j’aime,</text:p>
      <text:p text:style-name="P33">Eh quoy vous m’épargnez, vous me laissez souffrir</text:p>
      <text:p text:style-name="P33">Cruels encor dans vostre pitié mesme.</text:p>
      <text:p text:style-name="P33"/>
      <text:p text:style-name="P33">Ô Mort, ô douce Mort vien finir mes regrets !</text:p>
      <text:p text:style-name="P33">J’entens du bruit, on s’avance,</text:p>
      <text:p text:style-name="P33">Où pourray-je désormais,</text:p>
      <text:p text:style-name="P33">Fuïr des Mortels l’odieuse presence.</text:p>
      <text:h text:style-name="Heading_20_2" text:outline-level="2">Scène V</text:h>
      <text:p text:style-name="_3c_speaker_3e_">Eurimede</text:p>
      <text:p text:style-name="P33"><text:span text:style-name="_3c_pb_3e_"><text:span text:style-name="T13">[4</text:span></text:span><text:span text:style-name="_3c_pb_3e_">9</text:span><text:span text:style-name="_3c_pb_3e_"><text:span text:style-name="T13">]</text:span></text:span>Où trouveray-je Orphée ? on en veut à ses jours.</text:p>
      <text:p text:style-name="P33">Les Bacchantes en furie</text:p>
      <text:p text:style-name="P33">Suivent en ces lieux Orasie,</text:p>
      <text:p text:style-name="P33">Où trouveray-je Orphée ? on en veut à ses jours,</text:p>
      <text:p text:style-name="P33">Ne puis-je rien pour son secours ?<text:note text:id="ftn4" text:note-class="footnote"><text:note-citation>5</text:note-citation><text:note-body><text:p text:style-name="Footnote">.</text:p></text:note-body></text:note></text:p>
      <text:h text:style-name="Heading_20_2" text:outline-level="2">Scène VI</text:h>
      <text:p text:style-name="_3c_speaker_3e_">Orasie et la Prestresse de Bachus</text:p>
      <text:p text:style-name="P33">Qu’il perisse le prophane</text:p>
      <text:p text:style-name="P33">Qui nous condamne ;</text:p>
      <text:p text:style-name="P33"><text:soft-page-break/>Et qui méprise tes vertus,</text:p>
      <text:p text:style-name="P33">Bacchus, Bacchus, Bacchus.</text:p>
      <text:p text:style-name="_3c_stage_3e_">Elles marquent leur yvresse et leur fureur.</text:p>
      <text:p text:style-name="_3c_speaker_3e_">La Prestresse</text:p>
      <text:p text:style-name="P34"><text:span text:style-name="_3c_pb_3e_"><text:span text:style-name="T13">[50]</text:span></text:span>Ô <text:span text:style-name="T17">toy qui remplis nos cœurs</text:span></text:p>
      <text:p text:style-name="P33">De tes divines fureurs !</text:p>
      <text:p text:style-name="P33">Toy qui toûjours nous accompagnes</text:p>
      <text:p text:style-name="P33">Sur les Montagnes !</text:p>
      <text:p text:style-name="_3c_speaker_3e_">Le Chœur</text:p>
      <text:p text:style-name="P33">Ô Fils puissant</text:p>
      <text:p text:style-name="_3c_l_3e_">Du Dieu tonnant,</text:p>
      <text:p text:style-name="P33">Lance, lance sur le coupable</text:p>
      <text:p text:style-name="P33">Le Thyrse redoutable.</text:p>
      <text:p text:style-name="_3c_speaker_3e_">La Pretresse</text:p>
      <text:p text:style-name="P33">Parois, Bacchus, vange-toy, vange-nous,</text:p>
      <text:p text:style-name="P33">Fais qu’il expire sous nos coups.</text:p>
      <text:p text:style-name="_3c_stage_3e_">Elles cherchent encore Orphée, et marquent le redoublement de leur fureur et de leur inquietude.</text:p>
      <text:p text:style-name="_3c_speaker_3e_">Une Bacchante</text:p>
      <text:p text:style-name="P33">Quel Antre favorable au crime</text:p>
      <text:p text:style-name="P33">Peut si long-temps nous le celer !</text:p>
      <text:p text:style-name="P33">Bacchus, livre-nous ta Victime,</text:p>
      <text:p text:style-name="P33">Nous brûlons de te l’immoler.</text:p>
      <text:p text:style-name="_3c_stage_3e_">On voit de loin Orphée.</text:p>
      <text:p text:style-name="_3c_speaker_3e_">La Prestresse</text:p>
      <text:p text:style-name="P33">Je l’apperçois, Bacchus nous l’abandonne ;</text:p>
      <text:p text:style-name="P33">Venez, venez, suivez mes pas.</text:p>
      <text:p text:style-name="P33">Elles courent toutes du costé de la Prestresse.</text:p>
      <text:p text:style-name="_3c_speaker_3e_">Orasie</text:p>
      <text:p text:style-name="P33"><text:span text:style-name="_3c_pb_3e_"><text:span text:style-name="T13">[51]</text:span></text:span>Dieux ! il va souffrir le trépas !</text:p>
      <text:p text:style-name="P33">D’où vient qu’en ce moment, je tremble, je frissonne ?</text:p>
      <text:p text:style-name="_3c_stage_3e_">Orasie va voir ce que deviendra Orphée. Les Bacchantes cependant lancent sur luy tous leurs Tyrses, et reviennent triomphantes avec des morceaux de sa Couronne et de sa Lyre à la main comme des marques de leur victoire.</text:p>
      <text:p text:style-name="_3c_speaker_3e_">La Prestresse</text:p>
      <text:p text:style-name="P33">Il meurt enfin l’Ennemy de nos loix,</text:p>
      <text:p text:style-name="P33">Il reçoit son juste supplice.</text:p>
      <text:p text:style-name="P33">Son sang qu’ont répandu cent Thyrses à la fois,</text:p>
      <text:p text:style-name="P33">Vient d’étouffer l’indigne voix</text:p>
      <text:p text:style-name="P33">Qui ne celebroit qu’Euridice.</text:p>
      <text:p text:style-name="P33">Il reçoit son juste supplice,</text:p>
      <text:p text:style-name="P33">Il meurt enfin l’Ennemy de nos loix.</text:p>
      <text:p text:style-name="_3c_speaker_3e_"><text:soft-page-break/>Le Chœur</text:p>
      <text:p text:style-name="P33">Il meurt enfin l’Ennemy de nos loix,</text:p>
      <text:p text:style-name="P33">Il reçoit son juste supplice,</text:p>
      <text:p text:style-name="P33">Il meurt enfin l’Ennemy de nos loix.</text:p>
      <text:p text:style-name="_3c_speaker_3e_">La Prestresse</text:p>
      <text:p text:style-name="P33">Sa mort n’est pas assez affreuse,</text:p>
      <text:p text:style-name="P33">Que ses membres épars</text:p>
      <text:p text:style-name="P33">Rendent de toutes parts</text:p>
      <text:p text:style-name="P33">Nostre vangeance fameuse.</text:p>
      <text:p text:style-name="P33">Que l’Hébre rougissant ses eaux</text:p>
      <text:p text:style-name="P33">En porte la terreur à des climats nouveaux.</text:p>
      <text:p text:style-name="_3c_speaker_3e_">Le Chœur</text:p>
      <text:p text:style-name="P33"><text:span text:style-name="_3c_pb_3e_"><text:span text:style-name="T13">[5</text:span></text:span><text:span text:style-name="_3c_pb_3e_">2</text:span><text:span text:style-name="_3c_pb_3e_"><text:span text:style-name="T13">]</text:span></text:span>Que l’Hébre rougissant ses eaux</text:p>
      <text:p text:style-name="P33">En porte la terreur à des climats nouveaux.</text:p>
      <text:p text:style-name="_3c_stage_3e_">Elles sortent pour executer l’ordre de la Prestresse.</text:p>
      <text:h text:style-name="P62" text:outline-level="2">Scène septiesme<text:line-break/>et derniere</text:h>
      <text:p text:style-name="P48">Orasie</text:p>
      <text:p text:style-name="P54">seule</text:p>
      <text:p text:style-name="P33">Il est mort ! qu’as tu fait malheureuse Orasie ?</text:p>
      <text:p text:style-name="P33">De quels tristes remords ta vangeance est suivie !</text:p>
      <text:p text:style-name="P33">J’ay veu perir l’Ingrat, je pensois le haïr ;</text:p>
      <text:p text:style-name="P33">De son trépas j’ay crû joüir.</text:p>
      <text:p text:style-name="P33">Et presqu’en un moment à moy-mesme contraire,</text:p>
      <text:p text:style-name="P33">Helas, par un fatal retour,</text:p>
      <text:p text:style-name="P33">J’ay perdu toute ma colere,</text:p>
      <text:p text:style-name="P33">Et je ressens tout mon amour.</text:p>
      <text:p text:style-name="P33">Mais ce qui rend ma peine sans égale,</text:p>
      <text:p text:style-name="P33">Je le réjoins à ma Rivale :</text:p>
      <text:p text:style-name="P33">Mourons, ou pour finir tant de tourmens souffers,</text:p>
      <text:p text:style-name="P33">Ou pour troubler encor ces Amans aux Enfer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loext:graphic-properties draw:fill="solid" draw:fill-color="#ffffff" draw:opacity="100%"/>
      <style:paragraph-properties fo:margin-left="0cm" fo:margin-right="0cm" fo:text-indent="-3.669cm" style:auto-text-indent="false" style:page-number="auto" fo:background-color="#ffffff"/>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_3c_castItem_3e_" style:display-name="&lt;castItem&gt;" style:family="paragraph" style:parent-style-name="List_20_Contents" style:class="text">
      <style:paragraph-properties fo:text-align="end" style:justify-single-word="false"/>
      <style:text-properties fo:font-variant="small-caps"/>
    </style:style>
    <style:style style:name="_3c_speaker_3e_" style:display-name="&lt;speaker&gt;" style:family="paragraph" style:parent-style-name="Standard">
      <style:paragraph-properties fo:text-align="center" style:justify-single-word="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family="'DejaVu Sans Condensed'" fo:font-size="12pt" fo:letter-spacing="normal" fo:language="fr" fo:country="FR" style:font-name-asian="DejaVu Sans Condensed" style:font-family-asian="'DejaVu Sans Condensed'" style:font-size-asian="12pt" style:language-asian="fr" style:country-asian="FR" style:font-name-complex="DejaVu Sans Condensed" style:font-family-complex="'DejaVu Sans Condensed'" style:font-size-complex="12pt" style:language-complex="fr" style:country-complex="FR" style:text-scale="100%"/>
    </style:style>
    <style:style style:name="CharStyle4" style:family="text" style:parent-style-name="DefaultFont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corr_3e_" style:display-name="&lt;corr&gt;" style:family="text">
      <style:text-properties style:text-line-through-style="solid" style:text-line-through-type="singl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03-24T12:23:45.39</meta:creation-date>
    <dc:date>2020-06-16T16:19:24.184262677</dc:date>
    <meta:editing-duration>PT23H57M12S</meta:editing-duration>
    <meta:editing-cycles>48</meta:editing-cycles>
    <meta:generator>LibreOffice/6.3.5.2$Linux_X86_64 LibreOffice_project/30$Build-2</meta:generator>
    <meta:document-statistic meta:table-count="0" meta:image-count="0" meta:object-count="0" meta:page-count="28" meta:paragraph-count="1031" meta:word-count="6061" meta:character-count="34428" meta:non-whitespace-character-count="29397"/>
  </office:meta>
</office:document-meta>
</file>